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2.501cm"/>
        </style:tab-stops>
      </style:paragraph-properties>
      <style:text-properties fo:language="en" fo:country="US"/>
    </style:style>
    <style:style style:name="P2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1cm"/>
        </style:tab-stops>
      </style:paragraph-properties>
      <style:text-properties fo:language="en" fo:country="US"/>
    </style:style>
    <style:style style:name="P3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2.501cm"/>
        </style:tab-stops>
      </style:paragraph-properties>
    </style:style>
    <style:style style:name="T1" style:family="text">
      <style:text-properties style:font-name-asian="Arial1"/>
    </style:style>
    <style:style style:name="T2" style:family="text">
      <style:text-properties fo:color="#0000ff" fo:font-size="14pt" fo:language="en" fo:country="US" style:text-underline-style="solid" style:text-underline-width="auto" style:text-underline-color="font-color" style:font-size-asian="14pt"/>
    </style:style>
    <style:style style:name="T3" style:family="text">
      <style:text-properties fo:color="#0000ff" fo:font-size="14pt" fo:language="en" fo:country="US" style:text-underline-style="solid" style:text-underline-width="auto" style:text-underline-color="font-color" style:font-name-asian="Arial1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The_Exchange"/><text:a xlink:type="simple" xlink:href="#Table_of_Contents"><text:span text:style-name="T2">The</text:span></text:a><text:a xlink:type="simple" xlink:href="#Table_of_Contents"><text:span text:style-name="T3"> </text:span></text:a><text:a xlink:type="simple" xlink:href="#Table_of_Contents"><text:span text:style-name="T2">Exchange</text:span></text:a><text:bookmark-end text:name="The_Exchange"/></text:p>
      <text:p text:style-name="P1"/>
      <text:p text:style-name="P1"><text:span text:style-name="T1">“</text:span>Will<text:span text:style-name="T1"> </text:span>you<text:span text:style-name="T1"> </text:span>make<text:span text:style-name="T1"> </text:span>up<text:span text:style-name="T1"> </text:span>your<text:span text:style-name="T1"> </text:span>mind<text:span text:style-name="T1"> </text:span>already?<text:span text:style-name="T1">”</text:span>,<text:span text:style-name="T1"> </text:span>said<text:span text:style-name="T1"> </text:span>the<text:span text:style-name="T1"> </text:span>bulky<text:span text:style-name="T1"> </text:span>man<text:span text:style-name="T1"> </text:span>to<text:span text:style-name="T1"> </text:span>the<text:span text:style-name="T1"> </text:span>small<text:span text:style-name="T1"> </text:span>group<text:span text:style-name="T1"> </text:span>of<text:span text:style-name="T1"> </text:span>interested<text:span text:style-name="T1"> </text:span>though<text:span text:style-name="T1"> </text:span>taciturn<text:span text:style-name="T1"> </text:span>buyers.</text:p>
      <text:p text:style-name="P1">The<text:span text:style-name="T1"> </text:span>trio<text:span text:style-name="T1"> </text:span>of<text:span text:style-name="T1"> </text:span>men<text:span text:style-name="T1"> </text:span>wore<text:span text:style-name="T1"> </text:span>black,<text:span text:style-name="T1"> </text:span>unadorned<text:span text:style-name="T1"> </text:span>exo-suits.<text:span text:style-name="T1"> </text:span>Optical<text:span text:style-name="T1"> </text:span>augmentations<text:span text:style-name="T1"> </text:span>of<text:span text:style-name="T1"> </text:span>varying<text:span text:style-name="T1"> </text:span>quality<text:span text:style-name="T1"> </text:span>featured<text:span text:style-name="T1"> </text:span>prominently<text:span text:style-name="T1"> </text:span>on<text:span text:style-name="T1"> </text:span>their<text:span text:style-name="T1"> </text:span>faces.<text:span text:style-name="T1"> </text:span>They<text:span text:style-name="T1"> </text:span>had<text:span text:style-name="T1"> </text:span>been<text:span text:style-name="T1"> </text:span>meticulously<text:span text:style-name="T1"> </text:span>examining<text:span text:style-name="T1"> </text:span>the<text:span text:style-name="T1"> </text:span>article<text:span text:style-name="T1"> </text:span>on<text:span text:style-name="T1"> </text:span>sale<text:span text:style-name="T1"> </text:span>for<text:span text:style-name="T1"> </text:span>what<text:span text:style-name="T1"> </text:span>seemed<text:span text:style-name="T1"> </text:span>to<text:span text:style-name="T1"> </text:span>be<text:span text:style-name="T1"> </text:span>an<text:span text:style-name="T1"> </text:span>inordinate<text:span text:style-name="T1"> </text:span>amount<text:span text:style-name="T1"> </text:span>of<text:span text:style-name="T1"> </text:span>time,<text:span text:style-name="T1"> </text:span>while<text:span text:style-name="T1"> </text:span>one<text:span text:style-name="T1"> </text:span>of<text:span text:style-name="T1"> </text:span>them<text:span text:style-name="T1"> </text:span>had<text:span text:style-name="T1"> </text:span>communicated<text:span text:style-name="T1"> </text:span>a<text:span text:style-name="T1"> </text:span>single<text:span text:style-name="T1"> </text:span>word.<text:span text:style-name="T1"> </text:span>Neither<text:span text:style-name="T1"> </text:span>spoken<text:span text:style-name="T1"> </text:span>nor<text:span text:style-name="T1"> </text:span>transmitted,<text:span text:style-name="T1"> </text:span>in<text:span text:style-name="T1"> </text:span>any<text:span text:style-name="T1"> </text:span>single<text:span text:style-name="T1"> </text:span>language<text:span text:style-name="T1"> </text:span>or<text:span text:style-name="T1"> </text:span>wavelength.<text:span text:style-name="T1"> </text:span>Gretchetna<text:span text:style-name="T1"> </text:span>was<text:span text:style-name="T1"> </text:span>evidently<text:span text:style-name="T1"> </text:span>growing<text:span text:style-name="T1"> </text:span>impatient,<text:span text:style-name="T1"> </text:span>and<text:span text:style-name="T1"> </text:span>put<text:span text:style-name="T1"> </text:span>down<text:span text:style-name="T1"> </text:span>his<text:span text:style-name="T1"> </text:span>chopsticks<text:span text:style-name="T1"> </text:span>and<text:span text:style-name="T1"> </text:span>bowl<text:span text:style-name="T1"> </text:span>of<text:span text:style-name="T1"> </text:span>arsubuta<text:span text:style-name="T1"> </text:span>before<text:span text:style-name="T1"> </text:span>assuming<text:span text:style-name="T1"> </text:span>a<text:span text:style-name="T1"> </text:span>faintly<text:span text:style-name="T1"> </text:span>sour<text:span text:style-name="T1"> </text:span>expression:</text:p>
      <text:p text:style-name="P1"><text:span text:style-name="T1">“</text:span>It<text:span text:style-name="T1"> </text:span>might<text:span text:style-name="T1"> </text:span>be<text:span text:style-name="T1"> </text:span>the<text:span text:style-name="T1"> </text:span>pork,<text:span text:style-name="T1"> </text:span>but<text:span text:style-name="T1"> </text:span>I<text:span text:style-name="T1">’</text:span>m<text:span text:style-name="T1"> </text:span>smelling<text:span text:style-name="T1"> </text:span>something<text:span text:style-name="T1"> </text:span>sour.<text:span text:style-name="T1"> </text:span>If<text:span text:style-name="T1"> </text:span>you<text:span text:style-name="T1">’</text:span>re<text:span text:style-name="T1"> </text:span>here<text:span text:style-name="T1"> </text:span>to<text:span text:style-name="T1"> </text:span>waste<text:span text:style-name="T1"> </text:span>my<text:span text:style-name="T1"> </text:span>time,<text:span text:style-name="T1"> </text:span>buzz<text:span text:style-name="T1"> </text:span>off.<text:span text:style-name="T1"> </text:span>If<text:span text:style-name="T1"> </text:span>you<text:span text:style-name="T1">’</text:span>re<text:span text:style-name="T1"> </text:span>here<text:span text:style-name="T1"> </text:span>to<text:span text:style-name="T1"> </text:span>buy,<text:span text:style-name="T1"> </text:span>then<text:span text:style-name="T1"> </text:span>buy.<text:span text:style-name="T1"> </text:span>Am<text:span text:style-name="T1"> </text:span>I<text:span text:style-name="T1"> </text:span>getting<text:span text:style-name="T1"> </text:span>through<text:span text:style-name="T1"> </text:span>to<text:span text:style-name="T1"> </text:span>you?<text:span text:style-name="T1"> </text:span>Is<text:span text:style-name="T1"> </text:span>your<text:span text:style-name="T1"> </text:span>auvosense<text:span text:style-name="T1"> </text:span>busted<text:span text:style-name="T1"> </text:span>or<text:span text:style-name="T1"> </text:span>something?<text:span text:style-name="T1">”</text:span></text:p>
      <text:p text:style-name="P1">The<text:span text:style-name="T1"> </text:span>irate<text:span text:style-name="T1"> </text:span>commentary<text:span text:style-name="T1"> </text:span>did<text:span text:style-name="T1"> </text:span>not<text:span text:style-name="T1"> </text:span>appear<text:span text:style-name="T1"> </text:span>to<text:span text:style-name="T1"> </text:span>have<text:span text:style-name="T1"> </text:span>much<text:span text:style-name="T1"> </text:span>of<text:span text:style-name="T1"> </text:span>an<text:span text:style-name="T1"> </text:span>effect<text:span text:style-name="T1"> </text:span>on<text:span text:style-name="T1"> </text:span>them,<text:span text:style-name="T1"> </text:span>nor<text:span text:style-name="T1"> </text:span>the<text:span text:style-name="T1"> </text:span>rude<text:span text:style-name="T1"> </text:span>gestures<text:span text:style-name="T1"> </text:span>that<text:span text:style-name="T1"> </text:span>accompanied<text:span text:style-name="T1"> </text:span>it.<text:span text:style-name="T1"> </text:span>These<text:span text:style-name="T1"> </text:span>by<text:span text:style-name="T1"> </text:span>no<text:span text:style-name="T1"> </text:span>means<text:span text:style-name="T1"> </text:span>ordinary<text:span text:style-name="T1"> </text:span>customers<text:span text:style-name="T1"> </text:span>seemed<text:span text:style-name="T1"> </text:span>to<text:span text:style-name="T1"> </text:span>be<text:span text:style-name="T1"> </text:span>looking<text:span text:style-name="T1"> </text:span>for<text:span text:style-name="T1"> </text:span>something<text:span text:style-name="T1"> </text:span>particular,<text:span text:style-name="T1"> </text:span>running<text:span text:style-name="T1"> </text:span>meticulous<text:span text:style-name="T1"> </text:span>scans<text:span text:style-name="T1"> </text:span>with<text:span text:style-name="T1"> </text:span>some<text:span text:style-name="T1"> </text:span>kind<text:span text:style-name="T1"> </text:span>of<text:span text:style-name="T1"> </text:span>sensory<text:span text:style-name="T1"> </text:span>equipment<text:span text:style-name="T1"> </text:span>that<text:span text:style-name="T1"> </text:span>looked<text:span text:style-name="T1"> </text:span>delicate,<text:span text:style-name="T1"> </text:span>expensive<text:span text:style-name="T1"> </text:span>and<text:span text:style-name="T1"> </text:span>very<text:span text:style-name="T1"> </text:span>sensitive<text:span text:style-name="T1"> </text:span>all<text:span text:style-name="T1"> </text:span>at<text:span text:style-name="T1"> </text:span>once.<text:span text:style-name="T1"> </text:span>They<text:span text:style-name="T1"> </text:span>had<text:span text:style-name="T1"> </text:span>largely<text:span text:style-name="T1"> </text:span>ignored<text:span text:style-name="T1"> </text:span>Gretchetna<text:span text:style-name="T1"> </text:span>and<text:span text:style-name="T1"> </text:span>that<text:span text:style-name="T1"> </text:span>was<text:span text:style-name="T1"> </text:span>perhaps<text:span text:style-name="T1"> </text:span>the<text:span text:style-name="T1"> </text:span>real<text:span text:style-name="T1"> </text:span>reason<text:span text:style-name="T1"> </text:span>he<text:span text:style-name="T1"> </text:span>looked<text:span text:style-name="T1"> </text:span>like<text:span text:style-name="T1"> </text:span>he<text:span text:style-name="T1"> </text:span>was<text:span text:style-name="T1"> </text:span>about<text:span text:style-name="T1"> </text:span>to<text:span text:style-name="T1"> </text:span>explode<text:span text:style-name="T1"> </text:span>from<text:span text:style-name="T1"> </text:span>frustration.</text:p>
      <text:p text:style-name="P1">He<text:span text:style-name="T1"> </text:span>decided<text:span text:style-name="T1"> </text:span>it<text:span text:style-name="T1"> </text:span>was<text:span text:style-name="T1"> </text:span>about<text:span text:style-name="T1"> </text:span>time<text:span text:style-name="T1"> </text:span>he<text:span text:style-name="T1"> </text:span>made<text:span text:style-name="T1"> </text:span>his<text:span text:style-name="T1"> </text:span>point<text:span text:style-name="T1"> </text:span>a<text:span text:style-name="T1"> </text:span>little<text:span text:style-name="T1"> </text:span>more<text:span text:style-name="T1"> </text:span>convincing,<text:span text:style-name="T1"> </text:span>so<text:span text:style-name="T1"> </text:span>he<text:span text:style-name="T1"> </text:span>reached<text:span text:style-name="T1"> </text:span>for<text:span text:style-name="T1"> </text:span>his<text:span text:style-name="T1"> </text:span>amada<text:span text:style-name="T1"> </text:span>gun<text:span text:style-name="T1"> </text:span>below<text:span text:style-name="T1"> </text:span>the<text:span text:style-name="T1"> </text:span>counter,<text:span text:style-name="T1"> </text:span>and<text:span text:style-name="T1"> </text:span>clicked<text:span text:style-name="T1"> </text:span>the<text:span text:style-name="T1"> </text:span>on<text:span text:style-name="T1"> </text:span>switch.<text:span text:style-name="T1"> </text:span>The<text:span text:style-name="T1"> </text:span>characteristic<text:span text:style-name="T1"> </text:span>low-pitched<text:span text:style-name="T1"> </text:span>harmonics<text:span text:style-name="T1"> </text:span>were<text:span text:style-name="T1"> </text:span>heard,<text:span text:style-name="T1"> </text:span>and<text:span text:style-name="T1"> </text:span>the<text:span text:style-name="T1"> </text:span>trio<text:span text:style-name="T1"> </text:span>were<text:span text:style-name="T1"> </text:span>suddenly<text:span text:style-name="T1"> </text:span>but<text:span text:style-name="T1"> </text:span>calmly<text:span text:style-name="T1"> </text:span>becoming<text:span text:style-name="T1"> </text:span>aware<text:span text:style-name="T1"> </text:span>that<text:span text:style-name="T1"> </text:span>some<text:span text:style-name="T1"> </text:span>kind<text:span text:style-name="T1"> </text:span>of<text:span text:style-name="T1"> </text:span>important<text:span text:style-name="T1"> </text:span>event<text:span text:style-name="T1"> </text:span>had<text:span text:style-name="T1"> </text:span>just<text:span text:style-name="T1"> </text:span>occurred.<text:span text:style-name="T1"> </text:span>They<text:span text:style-name="T1"> </text:span>momentarily<text:span text:style-name="T1"> </text:span>stopped<text:span text:style-name="T1"> </text:span>fiddling<text:span text:style-name="T1"> </text:span>with<text:span text:style-name="T1"> </text:span>their<text:span text:style-name="T1"> </text:span>equipment<text:span text:style-name="T1"> </text:span>and<text:span text:style-name="T1"> </text:span>the<text:span text:style-name="T1"> </text:span>box<text:span text:style-name="T1"> </text:span>on<text:span text:style-name="T1"> </text:span>sale,<text:span text:style-name="T1"> </text:span>and<text:span text:style-name="T1"> </text:span>slowly<text:span text:style-name="T1"> </text:span>lifted<text:span text:style-name="T1"> </text:span>their<text:span text:style-name="T1"> </text:span>heads<text:span text:style-name="T1"> </text:span>to<text:span text:style-name="T1"> </text:span>look<text:span text:style-name="T1"> </text:span>at<text:span text:style-name="T1"> </text:span>Gretchetna.<text:span text:style-name="T1"> </text:span>A<text:span text:style-name="T1"> </text:span>radiant<text:span text:style-name="T1"> </text:span>smile<text:span text:style-name="T1"> </text:span>had<text:span text:style-name="T1"> </text:span>appeared<text:span text:style-name="T1"> </text:span>on<text:span text:style-name="T1"> </text:span>his<text:span text:style-name="T1"> </text:span>face,<text:span text:style-name="T1"> </text:span>and<text:span text:style-name="T1"> </text:span>he<text:span text:style-name="T1"> </text:span>seemed<text:span text:style-name="T1"> </text:span>to<text:span text:style-name="T1"> </text:span>be<text:span text:style-name="T1"> </text:span>enjoying<text:span text:style-name="T1"> </text:span>the<text:span text:style-name="T1"> </text:span>fact<text:span text:style-name="T1"> </text:span>that<text:span text:style-name="T1"> </text:span>he<text:span text:style-name="T1"> </text:span>finally<text:span text:style-name="T1"> </text:span>had<text:span text:style-name="T1"> </text:span>their<text:span text:style-name="T1"> </text:span>attention,<text:span text:style-name="T1"> </text:span>even<text:span text:style-name="T1"> </text:span>for<text:span text:style-name="T1"> </text:span>a<text:span text:style-name="T1"> </text:span>little<text:span text:style-name="T1"> </text:span>while:</text:p>
      <text:p text:style-name="P1"><text:span text:style-name="T1">“</text:span>You<text:span text:style-name="T1"> </text:span>said<text:span text:style-name="T1"> </text:span>you<text:span text:style-name="T1"> </text:span>wanted<text:span text:style-name="T1"> </text:span>a<text:span text:style-name="T1"> </text:span>look-see.<text:span text:style-name="T1"> </text:span>Fine,<text:span text:style-name="T1"> </text:span>you<text:span text:style-name="T1"> </text:span>looked<text:span text:style-name="T1"> </text:span>at<text:span text:style-name="T1"> </text:span>it.<text:span text:style-name="T1"> </text:span>You<text:span text:style-name="T1"> </text:span>can<text:span text:style-name="T1"> </text:span>probably<text:span text:style-name="T1"> </text:span>just<text:span text:style-name="T1"> </text:span>make<text:span text:style-name="T1"> </text:span>a<text:span text:style-name="T1"> </text:span>copy<text:span text:style-name="T1"> </text:span>by<text:span text:style-name="T1"> </text:span>now,<text:span text:style-name="T1"> </text:span>with<text:span text:style-name="T1"> </text:span>all<text:span text:style-name="T1"> </text:span>that<text:span text:style-name="T1"> </text:span>scanning.<text:span text:style-name="T1"> </text:span>The<text:span text:style-name="T1"> </text:span>point<text:span text:style-name="T1"> </text:span>is,<text:span text:style-name="T1"> </text:span>are<text:span text:style-name="T1"> </text:span>you<text:span text:style-name="T1"> </text:span>buying?<text:span text:style-name="T1"> ’</text:span>Cause<text:span text:style-name="T1"> </text:span>if<text:span text:style-name="T1"> </text:span>you<text:span text:style-name="T1">’</text:span>re<text:span text:style-name="T1"> </text:span>not,<text:span text:style-name="T1"> </text:span>I<text:span text:style-name="T1">’</text:span>d<text:span text:style-name="T1"> </text:span>like<text:span text:style-name="T1"> </text:span>to<text:span text:style-name="T1"> </text:span>be<text:span text:style-name="T1"> </text:span>compensated<text:span text:style-name="T1"> </text:span>either<text:span text:style-name="T1"> </text:span>way.<text:span text:style-name="T1"> </text:span>I<text:span text:style-name="T1"> </text:span>got<text:span text:style-name="T1"> </text:span>a<text:span text:style-name="T1"> </text:span>Lambda-Lambda<text:span text:style-name="T1"> </text:span>here<text:span text:style-name="T1"> </text:span>which<text:span text:style-name="T1"> </text:span>says<text:span text:style-name="T1"> </text:span>you<text:span text:style-name="T1">’</text:span>d<text:span text:style-name="T1"> </text:span>be<text:span text:style-name="T1"> </text:span>happy<text:span text:style-name="T1"> </text:span>to<text:span text:style-name="T1"> </text:span>reimburse<text:span text:style-name="T1"> </text:span>me,<text:span text:style-name="T1"> </text:span>unless<text:span text:style-name="T1"> </text:span>you<text:span text:style-name="T1"> </text:span>feel<text:span text:style-name="T1"> </text:span>strangely<text:span text:style-name="T1"> </text:span>attracted<text:span text:style-name="T1"> </text:span>to<text:span text:style-name="T1"> </text:span>plasma<text:span text:style-name="T1"> </text:span>projectiles.<text:span text:style-name="T1"> </text:span>Still<text:span text:style-name="T1"> </text:span>want<text:span text:style-name="T1"> </text:span>to<text:span text:style-name="T1"> </text:span>play<text:span text:style-name="T1"> </text:span>dumb<text:span text:style-name="T1"> </text:span>and<text:span text:style-name="T1"> </text:span>mute?<text:span text:style-name="T1">”</text:span></text:p>
      <text:p text:style-name="P1">The<text:span text:style-name="T1"> </text:span>trio<text:span text:style-name="T1"> </text:span>exchanged<text:span text:style-name="T1"> </text:span>some<text:span text:style-name="T1"> </text:span>silent,<text:span text:style-name="T1"> </text:span>unemotional<text:span text:style-name="T1"> </text:span>looks.<text:span text:style-name="T1"> </text:span>One<text:span text:style-name="T1"> </text:span>of<text:span text:style-name="T1"> </text:span>them<text:span text:style-name="T1"> </text:span>made<text:span text:style-name="T1"> </text:span>a<text:span text:style-name="T1"> </text:span>small<text:span text:style-name="T1"> </text:span>step<text:span text:style-name="T1"> </text:span>forward,<text:span text:style-name="T1"> </text:span>his<text:span text:style-name="T1"> </text:span>hands<text:span text:style-name="T1"> </text:span>half-raised<text:span text:style-name="T1"> </text:span>in<text:span text:style-name="T1"> </text:span>a<text:span text:style-name="T1"> </text:span>non-threatening<text:span text:style-name="T1"> </text:span>gesture.<text:span text:style-name="T1"> </text:span>For<text:span text:style-name="T1"> </text:span>the<text:span text:style-name="T1"> </text:span>first<text:span text:style-name="T1"> </text:span>time,<text:span text:style-name="T1"> </text:span>he<text:span text:style-name="T1"> </text:span>spoke<text:span text:style-name="T1"> </text:span>with<text:span text:style-name="T1"> </text:span>a<text:span text:style-name="T1"> </text:span>dry<text:span text:style-name="T1"> </text:span>voice<text:span text:style-name="T1"> </text:span>and<text:span text:style-name="T1"> </text:span>a<text:span text:style-name="T1"> </text:span>heavy<text:span text:style-name="T1"> </text:span>mandarin<text:span text:style-name="T1"> </text:span>accent:</text:p>
      <text:p text:style-name="P1"><text:span text:style-name="T1">“</text:span>We<text:span text:style-name="T1"> </text:span>do<text:span text:style-name="T1"> </text:span>not<text:span text:style-name="T1"> </text:span>wish<text:span text:style-name="T1"> </text:span>to<text:span text:style-name="T1"> </text:span>buy.<text:span text:style-name="T1">”</text:span></text:p>
      <text:p text:style-name="P1">Gretchetna<text:span text:style-name="T1">’</text:span>s<text:span text:style-name="T1"> </text:span>smile<text:span text:style-name="T1"> </text:span>widened<text:span text:style-name="T1"> </text:span>to<text:span text:style-name="T1"> </text:span>an<text:span text:style-name="T1"> </text:span>impossible<text:span text:style-name="T1"> </text:span>grin<text:span text:style-name="T1"> </text:span>and<text:span text:style-name="T1"> </text:span>he<text:span text:style-name="T1"> </text:span>aimed<text:span text:style-name="T1"> </text:span>the<text:span text:style-name="T1"> </text:span>LL-type<text:span text:style-name="T1"> </text:span>amada<text:span text:style-name="T1"> </text:span>gun<text:span text:style-name="T1"> </text:span>directly<text:span text:style-name="T1"> </text:span>to<text:span text:style-name="T1"> </text:span>the<text:span text:style-name="T1"> </text:span>small-framed<text:span text:style-name="T1"> </text:span>man:</text:p>
      <text:p text:style-name="P1"><text:span text:style-name="T1">“</text:span>Do<text:span text:style-name="T1"> </text:span>you<text:span text:style-name="T1"> </text:span>wish<text:span text:style-name="T1"> </text:span>to<text:span text:style-name="T1"> </text:span>be<text:span text:style-name="T1"> </text:span>evaporated?<text:span text:style-name="T1"> </text:span>I<text:span text:style-name="T1"> </text:span>don<text:span text:style-name="T1">’</text:span>t<text:span text:style-name="T1"> </text:span>mind<text:span text:style-name="T1"> </text:span>the<text:span text:style-name="T1"> </text:span>cleaning-up<text:span text:style-name="T1"> </text:span>later.<text:span text:style-name="T1"> </text:span>Pay<text:span text:style-name="T1"> </text:span>up.<text:span text:style-name="T1"> </text:span>Next<text:span text:style-name="T1"> </text:span>thing<text:span text:style-name="T1"> </text:span>I<text:span text:style-name="T1"> </text:span>know,<text:span text:style-name="T1"> </text:span>you<text:span text:style-name="T1">’</text:span>ll<text:span text:style-name="T1"> </text:span>be<text:span text:style-name="T1"> </text:span>selling<text:span text:style-name="T1"> </text:span>these<text:span text:style-name="T1"> </text:span>cheaper<text:span text:style-name="T1"> </text:span>than<text:span text:style-name="T1"> </text:span>hamps.<text:span text:style-name="T1">”</text:span></text:p>
      <text:p text:style-name="P1"><text:span text:style-name="T1">“</text:span>We<text:span text:style-name="T1"> </text:span>wish<text:span text:style-name="T1"> </text:span>to<text:span text:style-name="T1"> </text:span>destroy<text:span text:style-name="T1"> </text:span>it.<text:span text:style-name="T1">”</text:span></text:p>
      <text:p text:style-name="P1">Gretchetna<text:span text:style-name="T1">’</text:span>s<text:span text:style-name="T1"> </text:span>fingers<text:span text:style-name="T1"> </text:span>twiddled<text:span text:style-name="T1"> </text:span>with<text:span text:style-name="T1"> </text:span>the<text:span text:style-name="T1"> </text:span>side-switch<text:span text:style-name="T1"> </text:span>settings,<text:span text:style-name="T1"> </text:span>amping<text:span text:style-name="T1"> </text:span>the<text:span text:style-name="T1"> </text:span>power<text:span text:style-name="T1"> </text:span>to<text:span text:style-name="T1"> </text:span>the<text:span text:style-name="T1"> </text:span>megawatt<text:span text:style-name="T1"> </text:span>scale.<text:span text:style-name="T1"> </text:span>The<text:span text:style-name="T1"> </text:span>humming<text:span text:style-name="T1"> </text:span>noise<text:span text:style-name="T1"> </text:span>from<text:span text:style-name="T1"> </text:span>the<text:span text:style-name="T1"> </text:span>amada<text:span text:style-name="T1"> </text:span>gun<text:span text:style-name="T1"> </text:span>became<text:span text:style-name="T1"> </text:span>a<text:span text:style-name="T1"> </text:span>loud<text:span text:style-name="T1"> </text:span>buzz,<text:span text:style-name="T1"> </text:span>an<text:span text:style-name="T1"> </text:span>onerous<text:span text:style-name="T1"> </text:span>cacophony<text:span text:style-name="T1"> </text:span>that<text:span text:style-name="T1"> </text:span>usually<text:span text:style-name="T1"> </text:span>implied<text:span text:style-name="T1"> </text:span>something<text:span text:style-name="T1"> </text:span>was<text:span text:style-name="T1"> </text:span>about<text:span text:style-name="T1"> </text:span>to<text:span text:style-name="T1"> </text:span>catch<text:span text:style-name="T1"> </text:span>on<text:span text:style-name="T1"> </text:span>fire,<text:span text:style-name="T1"> </text:span>explode,<text:span text:style-name="T1"> </text:span>or<text:span text:style-name="T1"> </text:span>probably<text:span text:style-name="T1"> </text:span>both.<text:span text:style-name="T1"> </text:span>The<text:span text:style-name="T1"> </text:span>moustache<text:span text:style-name="T1"> </text:span>on<text:span text:style-name="T1"> </text:span>Gretchetna<text:span text:style-name="T1">’</text:span>s<text:span text:style-name="T1"> </text:span>face<text:span text:style-name="T1"> </text:span>seemed<text:span text:style-name="T1"> </text:span>to<text:span text:style-name="T1"> </text:span>droop<text:span text:style-name="T1"> </text:span>somewhat,<text:span text:style-name="T1"> </text:span>barely<text:span text:style-name="T1"> </text:span>moving<text:span text:style-name="T1"> </text:span>with<text:span text:style-name="T1"> </text:span>each<text:span text:style-name="T1"> </text:span>word:</text:p>
      <text:p text:style-name="P1"><text:span text:style-name="T1">“</text:span>Pay<text:span text:style-name="T1"> </text:span>up<text:span text:style-name="T1"> </text:span>first,<text:span text:style-name="T1"> </text:span>buddy.<text:span text:style-name="T1"> </text:span>Last<text:span text:style-name="T1"> </text:span>chance<text:span text:style-name="T1"> </text:span>before<text:span text:style-name="T1"> </text:span>you<text:span text:style-name="T1"> </text:span>get<text:span text:style-name="T1"> </text:span>to<text:span text:style-name="T1"> </text:span>see<text:span text:style-name="T1"> </text:span>the<text:span text:style-name="T1"> </text:span>Big<text:span text:style-name="T1"> </text:span>Bang<text:span text:style-name="T1"> </text:span>from<text:span text:style-name="T1"> </text:span>real<text:span text:style-name="T1"> </text:span>up<text:span text:style-name="T1"> </text:span>close<text:span text:style-name="T1"> </text:span>and<text:span text:style-name="T1"> </text:span>personal.<text:span text:style-name="T1">”</text:span></text:p>
      <text:p text:style-name="P1">All<text:span text:style-name="T1"> </text:span>three<text:span text:style-name="T1"> </text:span>men<text:span text:style-name="T1"> </text:span>were<text:span text:style-name="T1"> </text:span>facing<text:span text:style-name="T1"> </text:span>Gretchetna<text:span text:style-name="T1"> </text:span>now<text:span text:style-name="T1"> </text:span>with<text:span text:style-name="T1"> </text:span>hands<text:span text:style-name="T1"> </text:span>outstretched,<text:span text:style-name="T1"> </text:span>as<text:span text:style-name="T1"> </text:span>if<text:span text:style-name="T1"> </text:span>they<text:span text:style-name="T1"> </text:span>wanted<text:span text:style-name="T1"> </text:span>to<text:span text:style-name="T1"> </text:span>show<text:span text:style-name="T1"> </text:span>they<text:span text:style-name="T1"> </text:span>meant<text:span text:style-name="T1"> </text:span>no<text:span text:style-name="T1"> </text:span>harm.<text:span text:style-name="T1"> </text:span>Their<text:span text:style-name="T1"> </text:span>palms<text:span text:style-name="T1"> </text:span>seemed<text:span text:style-name="T1"> </text:span>to<text:span text:style-name="T1"> </text:span>glow<text:span text:style-name="T1"> </text:span>faintly.<text:span text:style-name="T1"> </text:span>The<text:span text:style-name="T1"> </text:span>one<text:span text:style-name="T1"> </text:span>who<text:span text:style-name="T1"> </text:span>had<text:span text:style-name="T1"> </text:span>spoken<text:span text:style-name="T1"> </text:span>up<text:span text:style-name="T1"> </text:span>first,<text:span text:style-name="T1"> </text:span>continued:</text:p>
      <text:p text:style-name="P1"><text:span text:style-name="T1">“</text:span>You<text:span text:style-name="T1"> </text:span>have<text:span text:style-name="T1"> </text:span>been<text:span text:style-name="T1"> </text:span>tainted.<text:span text:style-name="T1"> </text:span>This<text:span text:style-name="T1"> </text:span>is<text:span text:style-name="T1"> </text:span>nothing<text:span text:style-name="T1"> </text:span>personal.<text:span text:style-name="T1">”</text:span></text:p>
      <text:p text:style-name="P1">Gretchetna<text:span text:style-name="T1"> </text:span>had<text:span text:style-name="T1"> </text:span>time<text:span text:style-name="T1"> </text:span>enough<text:span text:style-name="T1"> </text:span>to<text:span text:style-name="T1"> </text:span>see<text:span text:style-name="T1"> </text:span>the<text:span text:style-name="T1"> </text:span>glow<text:span text:style-name="T1"> </text:span>from<text:span text:style-name="T1"> </text:span>their<text:span text:style-name="T1"> </text:span>hands<text:span text:style-name="T1"> </text:span>turn<text:span text:style-name="T1"> </text:span>into<text:span text:style-name="T1"> </text:span>a<text:span text:style-name="T1"> </text:span>searing<text:span text:style-name="T1"> </text:span>beam<text:span text:style-name="T1"> </text:span>of<text:span text:style-name="T1"> </text:span>light.<text:span text:style-name="T1"> </text:span>His<text:span text:style-name="T1"> </text:span>unaugmented<text:span text:style-name="T1"> </text:span>nervous<text:span text:style-name="T1"> </text:span>system<text:span text:style-name="T1"> </text:span>barely<text:span text:style-name="T1"> </text:span>had<text:span text:style-name="T1"> </text:span>time<text:span text:style-name="T1"> </text:span>enough<text:span text:style-name="T1"> </text:span>to<text:span text:style-name="T1"> </text:span>let<text:span text:style-name="T1"> </text:span>his<text:span text:style-name="T1"> </text:span>finger<text:span text:style-name="T1"> </text:span>squeeze<text:span text:style-name="T1"> </text:span>the<text:span text:style-name="T1"> </text:span>lambda-lambda<text:span text:style-name="T1">’</text:span>s<text:span text:style-name="T1"> </text:span>button.<text:span text:style-name="T1"> </text:span>The<text:span text:style-name="T1"> </text:span>superconducted<text:span text:style-name="T1"> </text:span>mass<text:span text:style-name="T1"> </text:span>driver<text:span text:style-name="T1"> </text:span>unit<text:span text:style-name="T1"> </text:span>on<text:span text:style-name="T1"> </text:span>the<text:span text:style-name="T1"> </text:span>amada<text:span text:style-name="T1"> </text:span>gun<text:span text:style-name="T1"> </text:span>started<text:span text:style-name="T1"> </text:span>discharging,<text:span text:style-name="T1"> </text:span>accelerating<text:span text:style-name="T1"> </text:span>the<text:span text:style-name="T1"> </text:span>tungsten-beryllium<text:span text:style-name="T1"> </text:span>projectile<text:span text:style-name="T1"> </text:span>to<text:span text:style-name="T1"> </text:span>near-escape<text:span text:style-name="T1"> </text:span>velocity.<text:span text:style-name="T1"> </text:span>The<text:span text:style-name="T1"> </text:span>tiny<text:span text:style-name="T1"> </text:span>projectile<text:span text:style-name="T1"> </text:span>turned<text:span text:style-name="T1"> </text:span>into<text:span text:style-name="T1"> </text:span>plasma,<text:span text:style-name="T1"> </text:span>illuminating<text:span text:style-name="T1"> </text:span>the<text:span text:style-name="T1"> </text:span>shady<text:span text:style-name="T1"> </text:span>emporium<text:span text:style-name="T1"> </text:span>of<text:span text:style-name="T1"> </text:span>Gretchetna<text:span text:style-name="T1"> </text:span>as<text:span text:style-name="T1"> </text:span>if<text:span text:style-name="T1"> </text:span>an<text:span text:style-name="T1"> </text:span>exotic<text:span text:style-name="T1"> </text:span>aurora<text:span text:style-name="T1"> </text:span><text:soft-page-break/>had<text:span text:style-name="T1"> </text:span>manifested<text:span text:style-name="T1"> </text:span>itself.<text:span text:style-name="T1"> </text:span>At<text:span text:style-name="T1"> </text:span>the<text:span text:style-name="T1"> </text:span>same<text:span text:style-name="T1"> </text:span>time,<text:span text:style-name="T1"> </text:span>a<text:span text:style-name="T1"> </text:span>searing<text:span text:style-name="T1"> </text:span>pulse<text:span text:style-name="T1"> </text:span>of<text:span text:style-name="T1"> </text:span>light<text:span text:style-name="T1"> </text:span>came<text:span text:style-name="T1"> </text:span>out<text:span text:style-name="T1"> </text:span>of<text:span text:style-name="T1"> </text:span>the<text:span text:style-name="T1"> </text:span>men<text:span text:style-name="T1">’</text:span>s<text:span text:style-name="T1"> </text:span>palms,<text:span text:style-name="T1"> </text:span>a<text:span text:style-name="T1"> </text:span>blinding<text:span text:style-name="T1"> </text:span>blue<text:span text:style-name="T1"> </text:span>and<text:span text:style-name="T1"> </text:span>white<text:span text:style-name="T1"> </text:span>illuminiscence<text:span text:style-name="T1"> </text:span>filling<text:span text:style-name="T1"> </text:span>the<text:span text:style-name="T1"> </text:span>space<text:span text:style-name="T1"> </text:span>between<text:span text:style-name="T1"> </text:span>them<text:span text:style-name="T1"> </text:span>and<text:span text:style-name="T1"> </text:span>Gretchetna.</text:p>
      <text:p text:style-name="P1">When<text:span text:style-name="T1"> </text:span>his<text:span text:style-name="T1"> </text:span>body<text:span text:style-name="T1"> </text:span>hit<text:span text:style-name="T1"> </text:span>the<text:span text:style-name="T1"> </text:span>floor,<text:span text:style-name="T1"> </text:span>there<text:span text:style-name="T1"> </text:span>was<text:span text:style-name="T1"> </text:span>no<text:span text:style-name="T1"> </text:span>blood<text:span text:style-name="T1"> </text:span>to<text:span text:style-name="T1"> </text:span>speak<text:span text:style-name="T1"> </text:span>of.<text:span text:style-name="T1"> </text:span>There<text:span text:style-name="T1"> </text:span>was,<text:span text:style-name="T1"> </text:span>in<text:span text:style-name="T1"> </text:span>fact,<text:span text:style-name="T1"> </text:span>no<text:span text:style-name="T1"> </text:span>sign<text:span text:style-name="T1"> </text:span>of<text:span text:style-name="T1"> </text:span>Gretchetna<text:span text:style-name="T1">’</text:span>s<text:span text:style-name="T1"> </text:span>upper<text:span text:style-name="T1"> </text:span>torso.<text:span text:style-name="T1"> </text:span>The<text:span text:style-name="T1"> </text:span>three<text:span text:style-name="T1"> </text:span>men<text:span text:style-name="T1"> </text:span>though,<text:span text:style-name="T1"> </text:span>seemed<text:span text:style-name="T1"> </text:span>quite<text:span text:style-name="T1"> </text:span>unharmed.<text:span text:style-name="T1"> </text:span>There<text:span text:style-name="T1"> </text:span>was<text:span text:style-name="T1"> </text:span>a<text:span text:style-name="T1"> </text:span>passing<text:span text:style-name="T1"> </text:span>smell<text:span text:style-name="T1"> </text:span>of<text:span text:style-name="T1"> </text:span>ozone,<text:span text:style-name="T1"> </text:span>and<text:span text:style-name="T1"> </text:span>the<text:span text:style-name="T1"> </text:span>quite<text:span text:style-name="T1"> </text:span>distinct<text:span text:style-name="T1"> </text:span>acridity<text:span text:style-name="T1"> </text:span>of<text:span text:style-name="T1"> </text:span>burnt<text:span text:style-name="T1"> </text:span>human<text:span text:style-name="T1"> </text:span>flesh.<text:span text:style-name="T1"> </text:span>As<text:span text:style-name="T1"> </text:span>the<text:span text:style-name="T1"> </text:span>three<text:span text:style-name="T1"> </text:span>men<text:span text:style-name="T1"> </text:span>once<text:span text:style-name="T1"> </text:span>again<text:span text:style-name="T1"> </text:span>approached<text:span text:style-name="T1"> </text:span>the<text:span text:style-name="T1"> </text:span>box,<text:span text:style-name="T1"> </text:span>this<text:span text:style-name="T1"> </text:span>time<text:span text:style-name="T1"> </text:span>they<text:span text:style-name="T1"> </text:span>each<text:span text:style-name="T1"> </text:span>produced<text:span text:style-name="T1"> </text:span>a<text:span text:style-name="T1"> </text:span>small<text:span text:style-name="T1"> </text:span>metal<text:span text:style-name="T1"> </text:span>object,<text:span text:style-name="T1"> </text:span>each<text:span text:style-name="T1"> </text:span>different<text:span text:style-name="T1"> </text:span>in<text:span text:style-name="T1"> </text:span>shape<text:span text:style-name="T1"> </text:span>and<text:span text:style-name="T1"> </text:span>size.</text:p>
      <text:p text:style-name="P1">One<text:span text:style-name="T1"> </text:span>of<text:span text:style-name="T1"> </text:span>them<text:span text:style-name="T1"> </text:span>made<text:span text:style-name="T1"> </text:span>a<text:span text:style-name="T1"> </text:span>sudden<text:span text:style-name="T1"> </text:span>alarmed<text:span text:style-name="T1"> </text:span>motion<text:span text:style-name="T1"> </text:span>with<text:span text:style-name="T1"> </text:span>his<text:span text:style-name="T1"> </text:span>head<text:span text:style-name="T1"> </text:span>and<text:span text:style-name="T1"> </text:span>an<text:span text:style-name="T1"> </text:span>intricate<text:span text:style-name="T1"> </text:span>sign<text:span text:style-name="T1"> </text:span>with<text:span text:style-name="T1"> </text:span>one<text:span text:style-name="T1"> </text:span>hand.<text:span text:style-name="T1"> </text:span>The<text:span text:style-name="T1"> </text:span>one<text:span text:style-name="T1"> </text:span>who<text:span text:style-name="T1"> </text:span>had<text:span text:style-name="T1"> </text:span>spoken<text:span text:style-name="T1"> </text:span>before<text:span text:style-name="T1"> </text:span>did<text:span text:style-name="T1"> </text:span>so<text:span text:style-name="T1"> </text:span>again,<text:span text:style-name="T1"> </text:span>his<text:span text:style-name="T1"> </text:span>voice<text:span text:style-name="T1"> </text:span>unnatural,<text:span text:style-name="T1"> </text:span>icy<text:span text:style-name="T1"> </text:span>and<text:span text:style-name="T1"> </text:span>dry:</text:p>
      <text:p text:style-name="P1"><text:span text:style-name="T1">“</text:span>Assemble<text:span text:style-name="T1"> </text:span>the<text:span text:style-name="T1"> </text:span>device.<text:span text:style-name="T1"> </text:span>I<text:span text:style-name="T1"> </text:span>will<text:span text:style-name="T1"> </text:span>take<text:span text:style-name="T1"> </text:span>care<text:span text:style-name="T1"> </text:span>of<text:span text:style-name="T1"> </text:span>that.<text:span text:style-name="T1">”</text:span></text:p>
      <text:p text:style-name="P1">While<text:span text:style-name="T1"> </text:span>he<text:span text:style-name="T1"> </text:span>started<text:span text:style-name="T1"> </text:span>walking<text:span text:style-name="T1"> </text:span>towards<text:span text:style-name="T1"> </text:span>the<text:span text:style-name="T1"> </text:span>entrance<text:span text:style-name="T1"> </text:span>to<text:span text:style-name="T1"> </text:span>Gretchetna<text:span text:style-name="T1">’</text:span>s<text:span text:style-name="T1"> </text:span>emporium,<text:span text:style-name="T1"> </text:span>the<text:span text:style-name="T1"> </text:span>two<text:span text:style-name="T1"> </text:span>other<text:span text:style-name="T1"> </text:span>men<text:span text:style-name="T1"> </text:span>complied<text:span text:style-name="T1"> </text:span>with<text:span text:style-name="T1"> </text:span>speed<text:span text:style-name="T1"> </text:span>and<text:span text:style-name="T1"> </text:span>precision.<text:span text:style-name="T1"> </text:span>They<text:span text:style-name="T1"> </text:span>made<text:span text:style-name="T1"> </text:span>adjustments<text:span text:style-name="T1"> </text:span>to<text:span text:style-name="T1"> </text:span>the<text:span text:style-name="T1"> </text:span>metal<text:span text:style-name="T1"> </text:span>objects<text:span text:style-name="T1"> </text:span>with<text:span text:style-name="T1"> </text:span>their<text:span text:style-name="T1"> </text:span>hands.<text:span text:style-name="T1"> </text:span>The<text:span text:style-name="T1"> </text:span>pieces<text:span text:style-name="T1"> </text:span>interlocked,<text:span text:style-name="T1"> </text:span>a<text:span text:style-name="T1"> </text:span>perfect<text:span text:style-name="T1"> </text:span>fit.<text:span text:style-name="T1"> </text:span>Then,<text:span text:style-name="T1"> </text:span>they<text:span text:style-name="T1"> </text:span>placed<text:span text:style-name="T1"> </text:span>the<text:span text:style-name="T1"> </text:span>resulting<text:span text:style-name="T1"> </text:span>object<text:span text:style-name="T1"> </text:span>on<text:span text:style-name="T1"> </text:span>the<text:span text:style-name="T1"> </text:span>box<text:span text:style-name="T1"> </text:span>that<text:span text:style-name="T1"> </text:span>was<text:span text:style-name="T1"> </text:span>so<text:span text:style-name="T1"> </text:span>misleadingly<text:span text:style-name="T1"> </text:span>plain<text:span text:style-name="T1"> </text:span>and<text:span text:style-name="T1"> </text:span>ordinary<text:span text:style-name="T1"> </text:span>that<text:span text:style-name="T1"> </text:span>Gretchetna<text:span text:style-name="T1"> </text:span>had<text:span text:style-name="T1"> </text:span>been<text:span text:style-name="T1"> </text:span>using<text:span text:style-name="T1"> </text:span>it<text:span text:style-name="T1"> </text:span>as<text:span text:style-name="T1"> </text:span>a<text:span text:style-name="T1"> </text:span>bench.</text:p>
      <text:p text:style-name="P1">The<text:span text:style-name="T1"> </text:span>large<text:span text:style-name="T1"> </text:span>emporium<text:span text:style-name="T1"> </text:span>echoed<text:span text:style-name="T1"> </text:span>suddenly<text:span text:style-name="T1"> </text:span>with<text:span text:style-name="T1"> </text:span>the<text:span text:style-name="T1"> </text:span>massive<text:span text:style-name="T1"> </text:span>thumping<text:span text:style-name="T1"> </text:span>and<text:span text:style-name="T1"> </text:span>ricocheting<text:span text:style-name="T1"> </text:span>sounds<text:span text:style-name="T1"> </text:span>of<text:span text:style-name="T1"> </text:span>a<text:span text:style-name="T1"> </text:span>hail<text:span text:style-name="T1"> </text:span>of<text:span text:style-name="T1"> </text:span>bullet<text:span text:style-name="T1"> </text:span>rounds.<text:span text:style-name="T1"> </text:span>Immediately,<text:span text:style-name="T1"> </text:span>they<text:span text:style-name="T1"> </text:span>stepped<text:span text:style-name="T1"> </text:span>right<text:span text:style-name="T1"> </text:span>in<text:span text:style-name="T1"> </text:span>front<text:span text:style-name="T1"> </text:span>of<text:span text:style-name="T1"> </text:span>the<text:span text:style-name="T1"> </text:span>path<text:span text:style-name="T1"> </text:span>of<text:span text:style-name="T1"> </text:span>some<text:span text:style-name="T1"> </text:span>incoming<text:span text:style-name="T1"> </text:span>stray<text:span text:style-name="T1"> </text:span>shots<text:span text:style-name="T1"> </text:span>to<text:span text:style-name="T1"> </text:span>protect<text:span text:style-name="T1"> </text:span>the<text:span text:style-name="T1"> </text:span>device<text:span text:style-name="T1"> </text:span>they<text:span text:style-name="T1"> </text:span>had<text:span text:style-name="T1"> </text:span>just<text:span text:style-name="T1"> </text:span>assembled.</text:p>
      <text:p text:style-name="P1">Crude<text:span text:style-name="T1"> </text:span>and<text:span text:style-name="T1"> </text:span>cheap,<text:span text:style-name="T1"> </text:span>kinetics<text:span text:style-name="T1"> </text:span>were<text:span text:style-name="T1"> </text:span>quite<text:span text:style-name="T1"> </text:span>efficient<text:span text:style-name="T1"> </text:span>for<text:span text:style-name="T1"> </text:span>most<text:span text:style-name="T1"> </text:span>rough<text:span text:style-name="T1"> </text:span>types<text:span text:style-name="T1"> </text:span>of<text:span text:style-name="T1"> </text:span>troublemakers.<text:span text:style-name="T1"> </text:span>To<text:span text:style-name="T1"> </text:span>Vic<text:span text:style-name="T1">’</text:span>s<text:span text:style-name="T1"> </text:span>surprise<text:span text:style-name="T1"> </text:span>though,<text:span text:style-name="T1"> </text:span>these<text:span text:style-name="T1"> </text:span>men<text:span text:style-name="T1"> </text:span>were<text:span text:style-name="T1"> </text:span>not<text:span text:style-name="T1"> </text:span>the<text:span text:style-name="T1"> </text:span>usual<text:span text:style-name="T1"> </text:span>kind.<text:span text:style-name="T1"> </text:span>Vic<text:span text:style-name="T1"> </text:span>had<text:span text:style-name="T1"> </text:span>just<text:span text:style-name="T1"> </text:span>unloaded<text:span text:style-name="T1"> </text:span>a<text:span text:style-name="T1"> </text:span>full<text:span text:style-name="T1"> </text:span>box<text:span text:style-name="T1"> </text:span>of<text:span text:style-name="T1"> </text:span>20mm<text:span text:style-name="T1"> </text:span>caseless<text:span text:style-name="T1"> </text:span>on<text:span text:style-name="T1"> </text:span>them,<text:span text:style-name="T1"> </text:span>and<text:span text:style-name="T1"> </text:span>they<text:span text:style-name="T1"> </text:span>had<text:span text:style-name="T1"> </text:span>actually<text:span text:style-name="T1"> </text:span>got<text:span text:style-name="T1"> </text:span>in<text:span text:style-name="T1"> </text:span>the<text:span text:style-name="T1"> </text:span>way<text:span text:style-name="T1"> </text:span>on<text:span text:style-name="T1"> </text:span>purpose.</text:p>
      <text:p text:style-name="P1"><text:span text:style-name="T1">“</text:span>Oh,<text:span text:style-name="T1"> </text:span>fuck<text:span text:style-name="T1"> </text:span>me,<text:span text:style-name="T1">” </text:span>Vic<text:span text:style-name="T1"> </text:span>said<text:span text:style-name="T1"> </text:span>quietly<text:span text:style-name="T1"> </text:span>to<text:span text:style-name="T1"> </text:span>himself,<text:span text:style-name="T1"> </text:span>the<text:span text:style-name="T1"> </text:span>twin<text:span text:style-name="T1"> </text:span>muzzle<text:span text:style-name="T1"> </text:span>from<text:span text:style-name="T1"> </text:span>his<text:span text:style-name="T1"> </text:span>CK-auto<text:span text:style-name="T1"> </text:span>making<text:span text:style-name="T1"> </text:span>the<text:span text:style-name="T1"> </text:span>air<text:span text:style-name="T1"> </text:span>sizzle.</text:p>
      <text:p text:style-name="P1">Instinctively<text:span text:style-name="T1"> </text:span>scrambling<text:span text:style-name="T1"> </text:span>to<text:span text:style-name="T1"> </text:span>reload,<text:span text:style-name="T1"> </text:span>Vic<text:span text:style-name="T1"> </text:span>didn<text:span text:style-name="T1">’</text:span>t<text:span text:style-name="T1"> </text:span>have<text:span text:style-name="T1"> </text:span>a<text:span text:style-name="T1"> </text:span>chance<text:span text:style-name="T1"> </text:span>to<text:span text:style-name="T1"> </text:span>see<text:span text:style-name="T1"> </text:span>the<text:span text:style-name="T1"> </text:span>blurry<text:span text:style-name="T1"> </text:span>shadow<text:span text:style-name="T1"> </text:span>that<text:span text:style-name="T1"> </text:span>hit<text:span text:style-name="T1"> </text:span>him<text:span text:style-name="T1"> </text:span>with<text:span text:style-name="T1"> </text:span>enough<text:span text:style-name="T1"> </text:span>force<text:span text:style-name="T1"> </text:span>for<text:span text:style-name="T1"> </text:span>his<text:span text:style-name="T1"> </text:span>ribcage<text:span text:style-name="T1"> </text:span>to<text:span text:style-name="T1"> </text:span>shatter<text:span text:style-name="T1"> </text:span>and<text:span text:style-name="T1"> </text:span>his<text:span text:style-name="T1"> </text:span>body<text:span text:style-name="T1"> </text:span>to<text:span text:style-name="T1"> </text:span>be<text:span text:style-name="T1"> </text:span>send<text:span text:style-name="T1"> </text:span>flying<text:span text:style-name="T1"> </text:span>across<text:span text:style-name="T1"> </text:span>the<text:span text:style-name="T1"> </text:span>emporium,<text:span text:style-name="T1"> </text:span>only<text:span text:style-name="T1"> </text:span>to<text:span text:style-name="T1"> </text:span>have<text:span text:style-name="T1"> </text:span>his<text:span text:style-name="T1"> </text:span>neck<text:span text:style-name="T1"> </text:span>broken<text:span text:style-name="T1"> </text:span>on<text:span text:style-name="T1"> </text:span>impact<text:span text:style-name="T1"> </text:span>with<text:span text:style-name="T1"> </text:span>the<text:span text:style-name="T1"> </text:span>aerogel<text:span text:style-name="T1"> </text:span>walls.</text:p>
      <text:p text:style-name="P1">Momentarily<text:span text:style-name="T1"> </text:span>assessing<text:span text:style-name="T1"> </text:span>the<text:span text:style-name="T1"> </text:span>badly<text:span text:style-name="T1"> </text:span>light<text:span text:style-name="T1"> </text:span>corridor<text:span text:style-name="T1"> </text:span>outside,<text:span text:style-name="T1"> </text:span>the<text:span text:style-name="T1"> </text:span>talkative<text:span text:style-name="T1"> </text:span>member<text:span text:style-name="T1"> </text:span>of<text:span text:style-name="T1"> </text:span>the<text:span text:style-name="T1"> </text:span>trio<text:span text:style-name="T1"> </text:span>asked<text:span text:style-name="T1"> </text:span>the<text:span text:style-name="T1"> </text:span>other<text:span text:style-name="T1"> </text:span>two:</text:p>
      <text:p text:style-name="P1"><text:span text:style-name="T1">“</text:span>Is<text:span text:style-name="T1"> </text:span>the<text:span text:style-name="T1"> </text:span>Exagrammaton<text:span text:style-name="T1"> </text:span>aligned?<text:span text:style-name="T1">”</text:span></text:p>
      <text:p text:style-name="P1">They<text:span text:style-name="T1"> </text:span>had<text:span text:style-name="T1"> </text:span>been<text:span text:style-name="T1"> </text:span>merely<text:span text:style-name="T1"> </text:span>looking<text:span text:style-name="T1"> </text:span>at<text:span text:style-name="T1"> </text:span>the<text:span text:style-name="T1"> </text:span>box<text:span text:style-name="T1"> </text:span>and<text:span text:style-name="T1"> </text:span>the<text:span text:style-name="T1"> </text:span>device<text:span text:style-name="T1"> </text:span>attached<text:span text:style-name="T1"> </text:span>to<text:span text:style-name="T1"> </text:span>in<text:span text:style-name="T1"> </text:span>a<text:span text:style-name="T1"> </text:span>sort<text:span text:style-name="T1"> </text:span>of<text:span text:style-name="T1"> </text:span>hallowed<text:span text:style-name="T1"> </text:span>silence.<text:span text:style-name="T1"> </text:span>After<text:span text:style-name="T1"> </text:span>a<text:span text:style-name="T1"> </text:span>small<text:span text:style-name="T1"> </text:span>amount<text:span text:style-name="T1"> </text:span>of<text:span text:style-name="T1"> </text:span>time<text:span text:style-name="T1"> </text:span>had<text:span text:style-name="T1"> </text:span>passed,<text:span text:style-name="T1"> </text:span>as<text:span text:style-name="T1"> </text:span>if<text:span text:style-name="T1"> </text:span>they<text:span text:style-name="T1"> </text:span>counted<text:span text:style-name="T1"> </text:span>every<text:span text:style-name="T1"> </text:span>millisecond<text:span text:style-name="T1"> </text:span>with<text:span text:style-name="T1"> </text:span>atomic<text:span text:style-name="T1"> </text:span>precision,<text:span text:style-name="T1"> </text:span>they<text:span text:style-name="T1"> </text:span>replied<text:span text:style-name="T1"> </text:span>as<text:span text:style-name="T1"> </text:span>one<text:span text:style-name="T1"> </text:span>man,<text:span text:style-name="T1"> </text:span>with<text:span text:style-name="T1"> </text:span>one<text:span text:style-name="T1"> </text:span>voice<text:span text:style-name="T1"> </text:span>and<text:span text:style-name="T1"> </text:span>one<text:span text:style-name="T1"> </text:span>mind,<text:span text:style-name="T1"> </text:span>as<text:span text:style-name="T1"> </text:span>if<text:span text:style-name="T1"> </text:span>they<text:span text:style-name="T1"> </text:span>were<text:span text:style-name="T1"> </text:span>nothing<text:span text:style-name="T1"> </text:span>but<text:span text:style-name="T1"> </text:span>automatons:</text:p>
      <text:p text:style-name="P1"><text:span text:style-name="T1">“</text:span>The<text:span text:style-name="T1"> </text:span>Exagrammaton<text:span text:style-name="T1"> </text:span>is<text:span text:style-name="T1"> </text:span>aligned.<text:span text:style-name="T1"> </text:span>What<text:span text:style-name="T1"> </text:span>about<text:span text:style-name="T1"> </text:span>the<text:span text:style-name="T1"> </text:span>rest<text:span text:style-name="T1"> </text:span>of<text:span text:style-name="T1"> </text:span>them?<text:span text:style-name="T1">”</text:span></text:p>
      <text:p text:style-name="P1"><text:span text:style-name="T1">“</text:span>Trivial,<text:span text:style-name="T1">” </text:span>the<text:span text:style-name="T1"> </text:span>one<text:span text:style-name="T1"> </text:span>they<text:span text:style-name="T1"> </text:span>seemed<text:span text:style-name="T1"> </text:span>to<text:span text:style-name="T1"> </text:span>defer<text:span text:style-name="T1"> </text:span>to<text:span text:style-name="T1"> </text:span>as<text:span text:style-name="T1"> </text:span>their<text:span text:style-name="T1"> </text:span>leader<text:span text:style-name="T1"> </text:span>replied,<text:span text:style-name="T1"> </text:span>while<text:span text:style-name="T1"> </text:span>the<text:span text:style-name="T1"> </text:span>the<text:span text:style-name="T1"> </text:span>one<text:span text:style-name="T1"> </text:span>who<text:span text:style-name="T1"> </text:span>had<text:span text:style-name="T1"> </text:span>never<text:span text:style-name="T1"> </text:span>spoken<text:span text:style-name="T1"> </text:span>a<text:span text:style-name="T1"> </text:span>word<text:span text:style-name="T1"> </text:span>said<text:span text:style-name="T1"> </text:span>with<text:span text:style-name="T1"> </text:span>what<text:span text:style-name="T1"> </text:span>a<text:span text:style-name="T1"> </text:span>careful<text:span text:style-name="T1"> </text:span>voice<text:span text:style-name="T1"> </text:span>stress<text:span text:style-name="T1"> </text:span>analysis<text:span text:style-name="T1"> </text:span>could<text:span text:style-name="T1"> </text:span>identify<text:span text:style-name="T1"> </text:span>as<text:span text:style-name="T1"> </text:span>a<text:span text:style-name="T1"> </text:span>hint<text:span text:style-name="T1"> </text:span>of<text:span text:style-name="T1"> </text:span>worry:</text:p>
      <text:p text:style-name="P1"><text:span text:style-name="T1">“</text:span>Leave<text:span text:style-name="T1"> </text:span>now,<text:span text:style-name="T1"> </text:span>and<text:span text:style-name="T1"> </text:span>let<text:span text:style-name="T1"> </text:span>us<text:span text:style-name="T1"> </text:span>remain.<text:span text:style-name="T1">”</text:span></text:p>
      <text:p text:style-name="P1">The<text:span text:style-name="T1"> </text:span>man<text:span text:style-name="T1"> </text:span>who<text:span text:style-name="T1"> </text:span>had<text:span text:style-name="T1"> </text:span>led<text:span text:style-name="T1"> </text:span>Gretchetna<text:span text:style-name="T1"> </text:span>and<text:span text:style-name="T1"> </text:span>Vic<text:span text:style-name="T1"> </text:span>to<text:span text:style-name="T1"> </text:span>their<text:span text:style-name="T1"> </text:span>untimely<text:span text:style-name="T1"> </text:span>deaths,<text:span text:style-name="T1"> </text:span>was<text:span text:style-name="T1"> </text:span>now<text:span text:style-name="T1"> </text:span>wearing<text:span text:style-name="T1"> </text:span>a<text:span text:style-name="T1"> </text:span>grin<text:span text:style-name="T1"> </text:span>that<text:span text:style-name="T1"> </text:span>felt<text:span text:style-name="T1"> </text:span>completely<text:span text:style-name="T1"> </text:span>out<text:span text:style-name="T1"> </text:span>of<text:span text:style-name="T1"> </text:span>place<text:span text:style-name="T1"> </text:span>with<text:span text:style-name="T1"> </text:span>the<text:span text:style-name="T1"> </text:span>rest<text:span text:style-name="T1"> </text:span>of<text:span text:style-name="T1"> </text:span>his<text:span text:style-name="T1"> </text:span>face,<text:span text:style-name="T1"> </text:span>as<text:span text:style-name="T1"> </text:span>if<text:span text:style-name="T1"> </text:span>someone<text:span text:style-name="T1"> </text:span>had<text:span text:style-name="T1"> </text:span>painted<text:span text:style-name="T1"> </text:span>a<text:span text:style-name="T1"> </text:span>smile<text:span text:style-name="T1"> </text:span>on<text:span text:style-name="T1"> </text:span>a<text:span text:style-name="T1"> </text:span>jagged<text:span text:style-name="T1"> </text:span>piece<text:span text:style-name="T1"> </text:span>of<text:span text:style-name="T1"> </text:span>granite:</text:p>
      <text:p text:style-name="P1"><text:span text:style-name="T1">“</text:span>A<text:span text:style-name="T1"> </text:span>touch<text:span text:style-name="T1"> </text:span>of<text:span text:style-name="T1"> </text:span>Anxiety,<text:span text:style-name="T1"> </text:span>Dispatcher?<text:span text:style-name="T1">”</text:span></text:p>
      <text:p text:style-name="P1">To<text:span text:style-name="T1"> </text:span>which<text:span text:style-name="T1"> </text:span>the<text:span text:style-name="T1"> </text:span>man<text:span text:style-name="T1"> </text:span>promptly<text:span text:style-name="T1"> </text:span>answered<text:span text:style-name="T1"> </text:span>while<text:span text:style-name="T1"> </text:span>bowing<text:span text:style-name="T1"> </text:span>his<text:span text:style-name="T1"> </text:span>head<text:span text:style-name="T1"> </text:span>only<text:span text:style-name="T1"> </text:span>slightly,<text:span text:style-name="T1"> </text:span>an<text:span text:style-name="T1"> </text:span>almost<text:span text:style-name="T1"> </text:span>imperceptible<text:span text:style-name="T1"> </text:span>gesture<text:span text:style-name="T1"> </text:span>of<text:span text:style-name="T1"> </text:span>subservience:</text:p>
      <text:p text:style-name="P1"><text:span text:style-name="T1">“</text:span>Only<text:span text:style-name="T1"> </text:span>for<text:span text:style-name="T1"> </text:span>success,<text:span text:style-name="T1"> </text:span>Exchequer.<text:span text:style-name="T1">”</text:span></text:p>
      <text:p text:style-name="P1">The<text:span text:style-name="T1"> </text:span>man<text:span text:style-name="T1"> </text:span>they<text:span text:style-name="T1"> </text:span>called<text:span text:style-name="T1"> </text:span>Exchequer<text:span text:style-name="T1"> </text:span>nodded<text:span text:style-name="T1"> </text:span>briskly<text:span text:style-name="T1"> </text:span>and<text:span text:style-name="T1"> </text:span>said:</text:p>
      <text:p text:style-name="P1"><text:span text:style-name="T1">“</text:span>Move.<text:span text:style-name="T1"> </text:span>We<text:span text:style-name="T1"> </text:span>are<text:span text:style-name="T1"> </text:span>done<text:span text:style-name="T1"> </text:span>here.<text:span text:style-name="T1">”</text:span></text:p>
      <text:p text:style-name="P1">He<text:span text:style-name="T1"> </text:span>then<text:span text:style-name="T1"> </text:span>suddenly<text:span text:style-name="T1"> </text:span>turned<text:span text:style-name="T1"> </text:span>into<text:span text:style-name="T1"> </text:span>a<text:span text:style-name="T1"> </text:span>transparent<text:span text:style-name="T1"> </text:span>shadowy<text:span text:style-name="T1"> </text:span>figure<text:span text:style-name="T1"> </text:span>that<text:span text:style-name="T1"> </text:span>challenged<text:span text:style-name="T1"> </text:span>any<text:span text:style-name="T1"> </text:span>eye,<text:span text:style-name="T1"> </text:span>even<text:span text:style-name="T1"> </text:span>augmented<text:span text:style-name="T1"> </text:span>ones,<text:span text:style-name="T1"> </text:span>to<text:span text:style-name="T1"> </text:span>an<text:span text:style-name="T1"> </text:span>impossible<text:span text:style-name="T1"> </text:span>task.<text:span text:style-name="T1"> </text:span>The<text:span text:style-name="T1"> </text:span>other<text:span text:style-name="T1"> </text:span>two<text:span text:style-name="T1"> </text:span>men<text:span text:style-name="T1"> </text:span>also<text:span text:style-name="T1"> </text:span>seemed<text:span text:style-name="T1"> </text:span>to<text:span text:style-name="T1"> </text:span>quickly<text:span text:style-name="T1"> </text:span>vanish<text:span text:style-name="T1"> </text:span>into<text:span text:style-name="T1"> </text:span>a<text:span text:style-name="T1"> </text:span>wispy<text:span text:style-name="T1"> </text:span>shade,<text:span text:style-name="T1"> </text:span>and<text:span text:style-name="T1"> </text:span>then<text:span text:style-name="T1"> </text:span>they<text:span text:style-name="T1"> </text:span>blended<text:span text:style-name="T1"> </text:span>into<text:span text:style-name="T1"> </text:span>nothingness.<text:span text:style-name="T1"> </text:span>Even<text:span text:style-name="T1"> </text:span>their<text:span text:style-name="T1"> </text:span>footsteps<text:span text:style-name="T1"> </text:span>seemed<text:span text:style-name="T1"> </text:span>to<text:span text:style-name="T1"> </text:span>be<text:span text:style-name="T1"> </text:span>echoes<text:span text:style-name="T1"> </text:span>of<text:span text:style-name="T1"> </text:span>ghosts.<text:span text:style-name="T1"> </text:span>The<text:span text:style-name="T1"> </text:span>only<text:span text:style-name="T1"> </text:span>sound<text:span text:style-name="T1"> </text:span>that<text:span text:style-name="T1"> </text:span>could<text:span text:style-name="T1"> </text:span>be<text:span text:style-name="T1"> </text:span>heard<text:span text:style-name="T1"> </text:span>was<text:span text:style-name="T1"> </text:span>the<text:span text:style-name="T1"> </text:span>repeating<text:span text:style-name="T1"> </text:span>welcome<text:span text:style-name="T1"> </text:span>message,<text:span text:style-name="T1"> </text:span>blowing<text:span text:style-name="T1"> </text:span>over<text:span text:style-name="T1"> </text:span>the<text:span text:style-name="T1"> </text:span>ceiling<text:span text:style-name="T1"> </text:span>soundbands,<text:span text:style-name="T1"> </text:span>in<text:span text:style-name="T1"> </text:span>a<text:span text:style-name="T1"> </text:span>rugged<text:span text:style-name="T1"> </text:span>but<text:span text:style-name="T1"> </text:span>hearty<text:span text:style-name="T1"> </text:span>voice:</text:p>
      <text:p text:style-name="P1"><text:span text:style-name="T1">“</text:span>You<text:span text:style-name="T1"> </text:span>just<text:span text:style-name="T1"> </text:span>made<text:span text:style-name="T1"> </text:span>the<text:span text:style-name="T1"> </text:span>smartest<text:span text:style-name="T1"> </text:span>choice,<text:span text:style-name="T1"> </text:span>mister!<text:span text:style-name="T1">”</text:span></text:p>
      <text:p text:style-name="P2"><text:span text:style-name="T1"><text:s/></text:span>*<text:span text:style-name="T1"> </text:span>*<text:span text:style-name="T1"> </text:span>*</text:p>
      <text:p text:style-name="P1"><text:soft-page-break/><text:span text:style-name="T1">“</text:span>Sam,<text:span text:style-name="T1"> </text:span>I<text:span text:style-name="T1"> </text:span>know<text:span text:style-name="T1"> </text:span>it<text:span text:style-name="T1">’</text:span>s<text:span text:style-name="T1"> </text:span>going<text:span text:style-name="T1"> </text:span>to<text:span text:style-name="T1"> </text:span>sound<text:span text:style-name="T1"> </text:span>old,<text:span text:style-name="T1"> </text:span>but..<text:span text:style-name="T1"> </text:span>What<text:span text:style-name="T1"> </text:span>have<text:span text:style-name="T1"> </text:span>we<text:span text:style-name="T1"> </text:span>got<text:span text:style-name="T1"> </text:span>here?<text:span text:style-name="T1">”</text:span></text:p>
      <text:p text:style-name="P1">Sam<text:span text:style-name="T1"> </text:span>smiled<text:span text:style-name="T1"> </text:span>with<text:span text:style-name="T1"> </text:span>a<text:span text:style-name="T1"> </text:span>slight<text:span text:style-name="T1"> </text:span>hint<text:span text:style-name="T1"> </text:span>of<text:span text:style-name="T1"> </text:span>irony<text:span text:style-name="T1"> </text:span>before<text:span text:style-name="T1"> </text:span>assuming<text:span text:style-name="T1"> </text:span>a<text:span text:style-name="T1"> </text:span>business-like<text:span text:style-name="T1"> </text:span>manner<text:span text:style-name="T1"> </text:span>and<text:span text:style-name="T1"> </text:span>answering<text:span text:style-name="T1"> </text:span>with<text:span text:style-name="T1"> </text:span>a<text:span text:style-name="T1"> </text:span>voice<text:span text:style-name="T1"> </text:span>that<text:span text:style-name="T1"> </text:span>could<text:span text:style-name="T1"> </text:span>have<text:span text:style-name="T1"> </text:span>easily<text:span text:style-name="T1"> </text:span>belonged<text:span text:style-name="T1"> </text:span>to<text:span text:style-name="T1"> </text:span>a<text:span text:style-name="T1"> </text:span>first-gen<text:span text:style-name="T1"> </text:span>android,<text:span text:style-name="T1"> </text:span>flat<text:span text:style-name="T1"> </text:span>and<text:span text:style-name="T1"> </text:span>almost<text:span text:style-name="T1"> </text:span>emotionless<text:span text:style-name="T1"> </text:span>except<text:span text:style-name="T1"> </text:span>for<text:span text:style-name="T1"> </text:span>boredom<text:span text:style-name="T1"> </text:span>and<text:span text:style-name="T1"> </text:span>the<text:span text:style-name="T1"> </text:span>occasional<text:span text:style-name="T1"> </text:span>hint<text:span text:style-name="T1"> </text:span>of<text:span text:style-name="T1"> </text:span>irony:</text:p>
      <text:p text:style-name="P1"><text:span text:style-name="T1">“</text:span>I<text:span text:style-name="T1"> </text:span>thought<text:span text:style-name="T1"> </text:span>noticing<text:span text:style-name="T1"> </text:span>stuff<text:span text:style-name="T1"> </text:span>was<text:span text:style-name="T1"> </text:span>your<text:span text:style-name="T1"> </text:span>job,<text:span text:style-name="T1"> </text:span>detective<text:span text:style-name="T1"> </text:span>Bodereau.<text:span text:style-name="T1"> </text:span>Two<text:span text:style-name="T1"> </text:span>victims.<text:span text:style-name="T1"> </text:span>One<text:span text:style-name="T1"> </text:span>and<text:span text:style-name="T1"> </text:span>a<text:span text:style-name="T1"> </text:span>half,<text:span text:style-name="T1"> </text:span>actually.<text:span text:style-name="T1"> </text:span>The<text:span text:style-name="T1"> </text:span>one<text:span text:style-name="T1"> </text:span>behind<text:span text:style-name="T1"> </text:span>the<text:span text:style-name="T1"> </text:span>reinforced<text:span text:style-name="T1"> </text:span>bench<text:span text:style-name="T1"> </text:span>is<text:span text:style-name="T1"> </text:span>semi-evaporated.<text:span text:style-name="T1"> </text:span>High-yield<text:span text:style-name="T1"> </text:span>high-frequency<text:span text:style-name="T1"> </text:span>lasers,<text:span text:style-name="T1"> </text:span>most<text:span text:style-name="T1"> </text:span>likely.<text:span text:style-name="T1"> </text:span>The<text:span text:style-name="T1"> </text:span>other<text:span text:style-name="T1"> </text:span>one<text:span text:style-name="T1"> </text:span>seems<text:span text:style-name="T1"> </text:span>beaten<text:span text:style-name="T1"> </text:span>to<text:span text:style-name="T1"> </text:span>death.<text:span text:style-name="T1"> </text:span>Got<text:span text:style-name="T1"> </text:span>a<text:span text:style-name="T1"> </text:span>broken<text:span text:style-name="T1"> </text:span>neck.<text:span text:style-name="T1"> </text:span>Medbots<text:span text:style-name="T1"> </text:span>are<text:span text:style-name="T1"> </text:span>sweeping<text:span text:style-name="T1"> </text:span>for<text:span text:style-name="T1"> </text:span>the<text:span text:style-name="T1"> </text:span>details<text:span text:style-name="T1"> </text:span>you<text:span text:style-name="T1"> </text:span>never<text:span text:style-name="T1"> </text:span>really<text:span text:style-name="T1"> </text:span>care<text:span text:style-name="T1"> </text:span>about.<text:span text:style-name="T1">”</text:span></text:p>
      <text:p text:style-name="P1">Bodereau<text:span text:style-name="T1">’</text:span>s<text:span text:style-name="T1"> </text:span>gaze<text:span text:style-name="T1"> </text:span>ran<text:span text:style-name="T1"> </text:span>around<text:span text:style-name="T1"> </text:span>the<text:span text:style-name="T1"> </text:span>points<text:span text:style-name="T1"> </text:span>of<text:span text:style-name="T1"> </text:span>interest<text:span text:style-name="T1"> </text:span>that<text:span text:style-name="T1"> </text:span>Sam,<text:span text:style-name="T1"> </text:span>the<text:span text:style-name="T1"> </text:span>forensics<text:span text:style-name="T1"> </text:span>officer,<text:span text:style-name="T1"> </text:span>had<text:span text:style-name="T1"> </text:span>brought<text:span text:style-name="T1"> </text:span>up.<text:span text:style-name="T1"> </text:span>He<text:span text:style-name="T1"> </text:span>seemed<text:span text:style-name="T1"> </text:span>to<text:span text:style-name="T1"> </text:span>look<text:span text:style-name="T1"> </text:span>around<text:span text:style-name="T1"> </text:span>as<text:span text:style-name="T1"> </text:span>if<text:span text:style-name="T1"> </text:span>he<text:span text:style-name="T1"> </text:span>was<text:span text:style-name="T1"> </text:span>another<text:span text:style-name="T1"> </text:span>customer,<text:span text:style-name="T1"> </text:span>and<text:span text:style-name="T1"> </text:span>not<text:span text:style-name="T1"> </text:span>the<text:span text:style-name="T1"> </text:span>detective<text:span text:style-name="T1"> </text:span>on<text:span text:style-name="T1"> </text:span>the<text:span text:style-name="T1"> </text:span>case.<text:span text:style-name="T1"> </text:span>After<text:span text:style-name="T1"> </text:span>a<text:span text:style-name="T1"> </text:span>small<text:span text:style-name="T1"> </text:span>period<text:span text:style-name="T1"> </text:span>of<text:span text:style-name="T1"> </text:span>silence,<text:span text:style-name="T1"> </text:span>he<text:span text:style-name="T1"> </text:span>asked<text:span text:style-name="T1"> </text:span>Sam,<text:span text:style-name="T1"> </text:span>his<text:span text:style-name="T1"> </text:span>words<text:span text:style-name="T1"> </text:span>heavy<text:span text:style-name="T1"> </text:span>with<text:span text:style-name="T1"> </text:span>dissapointment,<text:span text:style-name="T1"> </text:span>floating<text:span text:style-name="T1"> </text:span>on<text:span text:style-name="T1"> </text:span>the<text:span text:style-name="T1"> </text:span>vapors<text:span text:style-name="T1"> </text:span>of<text:span text:style-name="T1"> </text:span>cheap<text:span text:style-name="T1"> </text:span>liquor:</text:p>
      <text:p text:style-name="P1"><text:span text:style-name="T1">“</text:span>That<text:span text:style-name="T1">’</text:span>s<text:span text:style-name="T1"> </text:span>it?<text:span text:style-name="T1"> </text:span>No<text:span text:style-name="T1"> </text:span>DNA<text:span text:style-name="T1"> </text:span>on<text:span text:style-name="T1"> </text:span>the<text:span text:style-name="T1"> </text:span>perps?<text:span text:style-name="T1"> </text:span>Something<text:span text:style-name="T1"> </text:span>I<text:span text:style-name="T1"> </text:span>could<text:span text:style-name="T1"> </text:span>use<text:span text:style-name="T1"> </text:span>so<text:span text:style-name="T1"> </text:span>I<text:span text:style-name="T1"> </text:span>can<text:span text:style-name="T1"> </text:span>post<text:span text:style-name="T1"> </text:span>a<text:span text:style-name="T1"> </text:span>warrant<text:span text:style-name="T1"> </text:span>and<text:span text:style-name="T1"> </text:span>let<text:span text:style-name="T1"> </text:span>the<text:span text:style-name="T1"> ’</text:span>forcers<text:span text:style-name="T1"> </text:span>handle<text:span text:style-name="T1"> </text:span>it?<text:span text:style-name="T1"> </text:span>Doesn<text:span text:style-name="T1">’</text:span>t<text:span text:style-name="T1"> </text:span>seem<text:span text:style-name="T1"> </text:span>they<text:span text:style-name="T1"> </text:span>wanted<text:span text:style-name="T1"> </text:span>to<text:span text:style-name="T1"> </text:span>keep<text:span text:style-name="T1"> </text:span>the<text:span text:style-name="T1"> </text:span>place<text:span text:style-name="T1"> </text:span>clean..<text:span text:style-name="T1">”</text:span></text:p>
      <text:p text:style-name="P1">Sam<text:span text:style-name="T1"> </text:span>lit<text:span text:style-name="T1"> </text:span>up<text:span text:style-name="T1"> </text:span>a<text:span text:style-name="T1"> </text:span>cigarette,<text:span text:style-name="T1"> </text:span>the<text:span text:style-name="T1"> </text:span>homegrown-in-orbit<text:span text:style-name="T1"> </text:span>variety,<text:span text:style-name="T1"> </text:span>which<text:span text:style-name="T1"> </text:span>made<text:span text:style-name="T1"> </text:span>Bodereau<text:span text:style-name="T1"> </text:span>reach<text:span text:style-name="T1"> </text:span>out<text:span text:style-name="T1"> </text:span>and<text:span text:style-name="T1"> </text:span>grab<text:span text:style-name="T1"> </text:span>it<text:span text:style-name="T1"> </text:span>from<text:span text:style-name="T1"> </text:span>his<text:span text:style-name="T1"> </text:span>mouth<text:span text:style-name="T1"> </text:span>just<text:span text:style-name="T1"> </text:span>when<text:span text:style-name="T1"> </text:span>he<text:span text:style-name="T1"> </text:span>was<text:span text:style-name="T1"> </text:span>taking<text:span text:style-name="T1"> </text:span>his<text:span text:style-name="T1"> </text:span>first<text:span text:style-name="T1"> </text:span>draw.<text:span text:style-name="T1"> </text:span>Sam<text:span text:style-name="T1"> </text:span>instantly<text:span text:style-name="T1"> </text:span>became<text:span text:style-name="T1"> </text:span>pretty<text:span text:style-name="T1"> </text:span>full<text:span text:style-name="T1"> </text:span>of<text:span text:style-name="T1"> </text:span>emotion:</text:p>
      <text:p text:style-name="P1"><text:span text:style-name="T1">“</text:span>Hey!<text:span text:style-name="T1"> </text:span>Hey!<text:span text:style-name="T1"> </text:span>Fuck<text:span text:style-name="T1"> </text:span>you<text:span text:style-name="T1"> </text:span>Bodereau!<text:span text:style-name="T1">”</text:span></text:p>
      <text:p text:style-name="P1"><text:span text:style-name="T1">“</text:span>Why,<text:span text:style-name="T1"> </text:span>won<text:span text:style-name="T1">’</text:span>t<text:span text:style-name="T1"> </text:span>it<text:span text:style-name="T1"> </text:span>grow<text:span text:style-name="T1"> </text:span>back?<text:span text:style-name="T1"> </text:span>You<text:span text:style-name="T1">’</text:span>re<text:span text:style-name="T1"> </text:span>messing<text:span text:style-name="T1"> </text:span>with<text:span text:style-name="T1"> </text:span>the<text:span text:style-name="T1"> </text:span>crime<text:span text:style-name="T1"> </text:span>scene,<text:span text:style-name="T1"> </text:span>asshole.<text:span text:style-name="T1">”</text:span></text:p>
      <text:p text:style-name="P1"><text:span text:style-name="T1">“</text:span>That<text:span text:style-name="T1">’</text:span>s<text:span text:style-name="T1"> </text:span>bullshit.<text:span text:style-name="T1"> </text:span>As<text:span text:style-name="T1"> </text:span>if<text:span text:style-name="T1"> </text:span>someones<text:span text:style-name="T1"> </text:span>care<text:span text:style-name="T1"> </text:span>for<text:span text:style-name="T1"> </text:span>a<text:span text:style-name="T1"> </text:span>smuggler<text:span text:style-name="T1"> </text:span>like<text:span text:style-name="T1"> </text:span>Gretchetna<text:span text:style-name="T1"> </text:span>and<text:span text:style-name="T1"> </text:span>the<text:span text:style-name="T1"> </text:span>likes<text:span text:style-name="T1"> </text:span>of<text:span text:style-name="T1"> </text:span>him.<text:span text:style-name="T1"> </text:span>Who<text:span text:style-name="T1"> </text:span>probably<text:span text:style-name="T1"> </text:span>wiped<text:span text:style-name="T1"> </text:span>him<text:span text:style-name="T1"> </text:span>cause<text:span text:style-name="T1"> </text:span>he<text:span text:style-name="T1"> </text:span>owed<text:span text:style-name="T1"> </text:span>them<text:span text:style-name="T1"> </text:span>money.<text:span text:style-name="T1"> </text:span>Or<text:span text:style-name="T1"> </text:span>because<text:span text:style-name="T1"> </text:span>he<text:span text:style-name="T1"> </text:span>owed<text:span text:style-name="T1"> </text:span>them,<text:span text:style-name="T1"> </text:span>same<text:span text:style-name="T1"> </text:span>deal.<text:span text:style-name="T1">”</text:span></text:p>
      <text:p text:style-name="P1"><text:span text:style-name="T1">“</text:span>Do<text:span text:style-name="T1"> </text:span>you<text:span text:style-name="T1"> </text:span>want<text:span text:style-name="T1"> </text:span>my<text:span text:style-name="T1"> </text:span>job,<text:span text:style-name="T1"> </text:span>Sam?<text:span text:style-name="T1"> </text:span>Cause<text:span text:style-name="T1"> </text:span>if<text:span text:style-name="T1"> </text:span>you<text:span text:style-name="T1"> </text:span>got<text:span text:style-name="T1"> </text:span>it<text:span text:style-name="T1"> </text:span>all<text:span text:style-name="T1"> </text:span>figured<text:span text:style-name="T1"> </text:span>out,<text:span text:style-name="T1"> </text:span>I<text:span text:style-name="T1"> </text:span>can<text:span text:style-name="T1"> </text:span>go<text:span text:style-name="T1"> </text:span>home,<text:span text:style-name="T1"> </text:span>and<text:span text:style-name="T1"> </text:span>you<text:span text:style-name="T1"> </text:span>can<text:span text:style-name="T1"> </text:span>fill<text:span text:style-name="T1"> </text:span>in<text:span text:style-name="T1"> </text:span>the<text:span text:style-name="T1"> </text:span>blanks,<text:span text:style-name="T1"> </text:span>do<text:span text:style-name="T1"> </text:span>the<text:span text:style-name="T1"> </text:span>monthly<text:span text:style-name="T1"> </text:span>report<text:span text:style-name="T1"> </text:span>and<text:span text:style-name="T1"> </text:span>yeah,<text:span text:style-name="T1"> </text:span>you<text:span text:style-name="T1"> </text:span>can<text:span text:style-name="T1"> </text:span>have<text:span text:style-name="T1"> </text:span>my<text:span text:style-name="T1"> </text:span>implant<text:span text:style-name="T1"> </text:span>too.<text:span text:style-name="T1">”</text:span></text:p>
      <text:p text:style-name="P1"><text:span text:style-name="T1">“</text:span>I<text:span text:style-name="T1">’</text:span>m<text:span text:style-name="T1"> </text:span>fine<text:span text:style-name="T1"> </text:span>with<text:span text:style-name="T1"> </text:span>letting<text:span text:style-name="T1"> </text:span>the<text:span text:style-name="T1"> </text:span>robots<text:span text:style-name="T1"> </text:span>cut<text:span text:style-name="T1"> </text:span>up<text:span text:style-name="T1"> </text:span>corpses,<text:span text:style-name="T1"> </text:span>thank<text:span text:style-name="T1"> </text:span>you.<text:span text:style-name="T1">”</text:span></text:p>
      <text:p text:style-name="P1"><text:span text:style-name="T1">“</text:span>So<text:span text:style-name="T1"> </text:span>stick<text:span text:style-name="T1"> </text:span>to<text:span text:style-name="T1"> </text:span>your<text:span text:style-name="T1"> </text:span>end,<text:span text:style-name="T1"> </text:span>then.<text:span text:style-name="T1"> </text:span>Gretchetna<text:span text:style-name="T1"> </text:span>had<text:span text:style-name="T1"> </text:span>a<text:span text:style-name="T1"> </text:span>good<text:span text:style-name="T1"> </text:span>name,<text:span text:style-name="T1"> </text:span>as<text:span text:style-name="T1"> </text:span>good<text:span text:style-name="T1"> </text:span>a<text:span text:style-name="T1"> </text:span>name<text:span text:style-name="T1"> </text:span>as<text:span text:style-name="T1"> </text:span>they<text:span text:style-name="T1"> </text:span>come<text:span text:style-name="T1"> </text:span>down<text:span text:style-name="T1"> </text:span>here.<text:span text:style-name="T1"> </text:span>Every<text:span text:style-name="T1"> </text:span>dealer<text:span text:style-name="T1"> </text:span>in<text:span text:style-name="T1"> </text:span>the<text:span text:style-name="T1"> </text:span>market<text:span text:style-name="T1"> </text:span>has<text:span text:style-name="T1"> </text:span>had<text:span text:style-name="T1"> </text:span>tradings<text:span text:style-name="T1"> </text:span>with<text:span text:style-name="T1"> </text:span>him,<text:span text:style-name="T1"> </text:span>and<text:span text:style-name="T1"> </text:span>word<text:span text:style-name="T1"> </text:span>is<text:span text:style-name="T1"> </text:span>he<text:span text:style-name="T1"> </text:span>kept<text:span text:style-name="T1"> </text:span>his<text:span text:style-name="T1"> </text:span>word,<text:span text:style-name="T1"> </text:span>which<text:span text:style-name="T1"> </text:span>in<text:span text:style-name="T1"> </text:span>this<text:span text:style-name="T1"> </text:span>line<text:span text:style-name="T1"> </text:span>of<text:span text:style-name="T1"> </text:span>business<text:span text:style-name="T1"> </text:span>is<text:span text:style-name="T1"> </text:span>like<text:span text:style-name="T1"> </text:span>sainthood<text:span text:style-name="T1"> </text:span>or<text:span text:style-name="T1"> </text:span>something.<text:span text:style-name="T1"> </text:span>I<text:span text:style-name="T1"> </text:span>don<text:span text:style-name="T1">’</text:span>t<text:span text:style-name="T1"> </text:span>think<text:span text:style-name="T1"> </text:span>his<text:span text:style-name="T1"> </text:span>esteemed<text:span text:style-name="T1"> </text:span>colleagues<text:span text:style-name="T1"> </text:span>did<text:span text:style-name="T1"> </text:span>it.<text:span text:style-name="T1">”</text:span></text:p>
      <text:p text:style-name="P1">Detective<text:span text:style-name="T1"> </text:span>Bodereau<text:span text:style-name="T1"> </text:span>started<text:span text:style-name="T1"> </text:span>to<text:span text:style-name="T1"> </text:span>stroll<text:span text:style-name="T1"> </text:span>around<text:span text:style-name="T1"> </text:span>the<text:span text:style-name="T1"> </text:span>emporium,<text:span text:style-name="T1"> </text:span>noticing<text:span text:style-name="T1"> </text:span>the<text:span text:style-name="T1"> </text:span>signs<text:span text:style-name="T1"> </text:span>of<text:span text:style-name="T1"> </text:span>the<text:span text:style-name="T1"> </text:span>firefight:<text:span text:style-name="T1"> </text:span>intense<text:span text:style-name="T1"> </text:span>heat<text:span text:style-name="T1"> </text:span>marks<text:span text:style-name="T1"> </text:span>from<text:span text:style-name="T1"> </text:span>the<text:span text:style-name="T1"> </text:span>amada<text:span text:style-name="T1"> </text:span>gun,<text:span text:style-name="T1"> </text:span>chipped<text:span text:style-name="T1"> </text:span>off<text:span text:style-name="T1"> </text:span>blocks<text:span text:style-name="T1"> </text:span>of<text:span text:style-name="T1"> </text:span>aerogel<text:span text:style-name="T1"> </text:span>and<text:span text:style-name="T1"> </text:span>polysteel<text:span text:style-name="T1"> </text:span>from<text:span text:style-name="T1"> </text:span>the<text:span text:style-name="T1"> </text:span>kinetics,<text:span text:style-name="T1"> </text:span>clean-cut<text:span text:style-name="T1"> </text:span>holes<text:span text:style-name="T1"> </text:span>from<text:span text:style-name="T1"> </text:span>the<text:span text:style-name="T1"> </text:span>lasers.<text:span text:style-name="T1"> </text:span>Not<text:span text:style-name="T1"> </text:span>much<text:span text:style-name="T1"> </text:span>in<text:span text:style-name="T1"> </text:span>the<text:span text:style-name="T1"> </text:span>way<text:span text:style-name="T1"> </text:span>of<text:span text:style-name="T1"> </text:span>looting,<text:span text:style-name="T1"> </text:span>which<text:span text:style-name="T1"> </text:span>only<text:span text:style-name="T1"> </text:span>made<text:span text:style-name="T1"> </text:span>him<text:span text:style-name="T1"> </text:span>pause<text:span text:style-name="T1"> </text:span>and<text:span text:style-name="T1"> </text:span>think.</text:p>
      <text:p text:style-name="P1">The<text:span text:style-name="T1"> </text:span>medbots<text:span text:style-name="T1"> </text:span>were<text:span text:style-name="T1"> </text:span>hovering<text:span text:style-name="T1"> </text:span>a<text:span text:style-name="T1"> </text:span>few<text:span text:style-name="T1"> </text:span>feet<text:span text:style-name="T1"> </text:span>away,<text:span text:style-name="T1"> </text:span>humming<text:span text:style-name="T1"> </text:span>like<text:span text:style-name="T1"> </text:span>worker<text:span text:style-name="T1"> </text:span>bees,<text:span text:style-name="T1"> </text:span>their<text:span text:style-name="T1"> </text:span>sound<text:span text:style-name="T1"> </text:span>unobtrusive<text:span text:style-name="T1"> </text:span>yet<text:span text:style-name="T1"> </text:span>prevalent.<text:span text:style-name="T1"> </text:span>At<text:span text:style-name="T1"> </text:span>length,<text:span text:style-name="T1"> </text:span>Bodereau<text:span text:style-name="T1"> </text:span>took<text:span text:style-name="T1"> </text:span>notice<text:span text:style-name="T1"> </text:span>of<text:span text:style-name="T1"> </text:span>the<text:span text:style-name="T1"> </text:span>box<text:span text:style-name="T1"> </text:span>lying<text:span text:style-name="T1"> </text:span>almost<text:span text:style-name="T1"> </text:span>in<text:span text:style-name="T1"> </text:span>the<text:span text:style-name="T1"> </text:span>middle<text:span text:style-name="T1"> </text:span>of<text:span text:style-name="T1"> </text:span>the<text:span text:style-name="T1"> </text:span>emporium,<text:span text:style-name="T1"> </text:span>not<text:span text:style-name="T1"> </text:span>far<text:span text:style-name="T1"> </text:span>from<text:span text:style-name="T1"> </text:span>Gretchetna<text:span text:style-name="T1">’</text:span>s<text:span text:style-name="T1"> </text:span>bench.<text:span text:style-name="T1"> </text:span>Sam<text:span text:style-name="T1"> </text:span>had<text:span text:style-name="T1"> </text:span>moved<text:span text:style-name="T1"> </text:span>over<text:span text:style-name="T1"> </text:span>to<text:span text:style-name="T1"> </text:span>one<text:span text:style-name="T1"> </text:span>corner,<text:span text:style-name="T1"> </text:span>trying<text:span text:style-name="T1"> </text:span>to<text:span text:style-name="T1"> </text:span>light<text:span text:style-name="T1"> </text:span>up<text:span text:style-name="T1"> </text:span>another<text:span text:style-name="T1"> </text:span>cigarette<text:span text:style-name="T1"> </text:span>without<text:span text:style-name="T1"> </text:span>being<text:span text:style-name="T1"> </text:span>noticed,<text:span text:style-name="T1"> </text:span>taking<text:span text:style-name="T1"> </text:span>advantage<text:span text:style-name="T1"> </text:span>of<text:span text:style-name="T1"> </text:span>Bodereau<text:span text:style-name="T1">’</text:span>s<text:span text:style-name="T1"> </text:span>unusually<text:span text:style-name="T1"> </text:span>deep<text:span text:style-name="T1"> </text:span>thinking.<text:span text:style-name="T1"> </text:span>Even<text:span text:style-name="T1"> </text:span>while<text:span text:style-name="T1"> </text:span>Sam<text:span text:style-name="T1"> </text:span>savoured<text:span text:style-name="T1"> </text:span>the<text:span text:style-name="T1"> </text:span>first<text:span text:style-name="T1"> </text:span>few<text:span text:style-name="T1"> </text:span>puffs,<text:span text:style-name="T1"> </text:span>Bodereau<text:span text:style-name="T1"> </text:span>started<text:span text:style-name="T1"> </text:span>talking<text:span text:style-name="T1"> </text:span>without<text:span text:style-name="T1"> </text:span>taking<text:span text:style-name="T1"> </text:span>the<text:span text:style-name="T1"> </text:span>box<text:span text:style-name="T1"> </text:span>out<text:span text:style-name="T1"> </text:span>of<text:span text:style-name="T1"> </text:span>his<text:span text:style-name="T1"> </text:span>gaze:</text:p>
      <text:p text:style-name="P1"><text:span text:style-name="T1">“</text:span>Do<text:span text:style-name="T1"> </text:span>you<text:span text:style-name="T1"> </text:span>hear<text:span text:style-name="T1"> </text:span>that?<text:span text:style-name="T1">”</text:span></text:p>
      <text:p text:style-name="P1">Sam<text:span text:style-name="T1"> </text:span>looked<text:span text:style-name="T1"> </text:span>at<text:span text:style-name="T1"> </text:span>Bodereau<text:span text:style-name="T1"> </text:span>with<text:span text:style-name="T1"> </text:span>confusion.</text:p>
      <text:p text:style-name="P1"><text:span text:style-name="T1">“</text:span>What,<text:span text:style-name="T1"> </text:span>the<text:span text:style-name="T1"> </text:span>medbots?<text:span text:style-name="T1">”</text:span></text:p>
      <text:p text:style-name="P1">Bodereau<text:span text:style-name="T1"> </text:span>had<text:span text:style-name="T1"> </text:span>his<text:span text:style-name="T1"> </text:span>eyes<text:span text:style-name="T1"> </text:span>fixed<text:span text:style-name="T1"> </text:span>on<text:span text:style-name="T1"> </text:span>the<text:span text:style-name="T1"> </text:span>box.<text:span text:style-name="T1"> </text:span>His<text:span text:style-name="T1"> </text:span>voice<text:span text:style-name="T1"> </text:span>came<text:span text:style-name="T1"> </text:span>out<text:span text:style-name="T1"> </text:span>suddenly<text:span text:style-name="T1"> </text:span>diminished,<text:span text:style-name="T1"> </text:span>faint<text:span text:style-name="T1"> </text:span>and<text:span text:style-name="T1"> </text:span>trembling:</text:p>
      <text:p text:style-name="P1"><text:span text:style-name="T1">“</text:span>The<text:span text:style-name="T1"> </text:span>voices,<text:span text:style-name="T1"> </text:span>Sam.<text:span text:style-name="T1"> </text:span>Can<text:span text:style-name="T1">’</text:span>t<text:span text:style-name="T1"> </text:span>you<text:span text:style-name="T1"> </text:span>hear<text:span text:style-name="T1"> </text:span>them?<text:span text:style-name="T1">”</text:span></text:p>
      <text:p text:style-name="P1">Sam<text:span text:style-name="T1"> </text:span>furrowed<text:span text:style-name="T1"> </text:span>his<text:span text:style-name="T1"> </text:span>brow<text:span text:style-name="T1"> </text:span>in<text:span text:style-name="T1"> </text:span>disbelief.<text:span text:style-name="T1"> </text:span>He<text:span text:style-name="T1"> </text:span>then<text:span text:style-name="T1"> </text:span>nodded<text:span text:style-name="T1"> </text:span>and<text:span text:style-name="T1"> </text:span>grinned,<text:span text:style-name="T1"> </text:span>the<text:span text:style-name="T1"> </text:span>cigarette<text:span text:style-name="T1"> </text:span>hanging<text:span text:style-name="T1"> </text:span>from<text:span text:style-name="T1"> </text:span>his<text:span text:style-name="T1"> </text:span>lips:</text:p>
      <text:p text:style-name="P1"><text:span text:style-name="T1">“</text:span>Medical<text:span text:style-name="T1"> </text:span>discharge<text:span text:style-name="T1"> </text:span>on<text:span text:style-name="T1"> </text:span>grounds<text:span text:style-name="T1"> </text:span>of<text:span text:style-name="T1"> </text:span>mental<text:span text:style-name="T1"> </text:span>instability.<text:span text:style-name="T1"> </text:span>Can<text:span text:style-name="T1"> </text:span>you<text:span text:style-name="T1"> </text:span>put<text:span text:style-name="T1"> </text:span>on<text:span text:style-name="T1"> </text:span>a<text:span text:style-name="T1"> </text:span>good<text:span text:style-name="T1"> </text:span>act<text:span text:style-name="T1"> </text:span>for<text:span text:style-name="T1"> </text:span>the<text:span text:style-name="T1"> </text:span>tribunal?<text:span text:style-name="T1">”</text:span></text:p>
      <text:p text:style-name="P1">Bodereau<text:span text:style-name="T1"> </text:span>became<text:span text:style-name="T1"> </text:span>strangely<text:span text:style-name="T1"> </text:span>drawn<text:span text:style-name="T1"> </text:span>to<text:span text:style-name="T1"> </text:span>the<text:span text:style-name="T1"> </text:span>box,<text:span text:style-name="T1"> </text:span>running<text:span text:style-name="T1"> </text:span>his<text:span text:style-name="T1"> </text:span>hands<text:span text:style-name="T1"> </text:span>around<text:span text:style-name="T1"> </text:span>it,<text:span text:style-name="T1"> </text:span>almost<text:span text:style-name="T1"> </text:span>caressing<text:span text:style-name="T1"> </text:span>it<text:span text:style-name="T1"> </text:span>as<text:span text:style-name="T1"> </text:span>he<text:span text:style-name="T1"> </text:span>would<text:span text:style-name="T1"> </text:span>a<text:span text:style-name="T1"> </text:span>marvellous<text:span text:style-name="T1"> </text:span>sculpture<text:span text:style-name="T1"> </text:span>or<text:span text:style-name="T1"> </text:span>the<text:span text:style-name="T1"> </text:span>body<text:span text:style-name="T1"> </text:span>of<text:span text:style-name="T1"> </text:span>a<text:span text:style-name="T1"> </text:span>beautiful<text:span text:style-name="T1"> </text:span>woman.<text:span text:style-name="T1"> </text:span>He<text:span text:style-name="T1"> </text:span>seemed<text:span text:style-name="T1"> </text:span>to<text:span text:style-name="T1"> </text:span>revere<text:span text:style-name="T1"> </text:span>it,<text:span text:style-name="T1"> </text:span>as<text:span text:style-name="T1"> </text:span>if<text:span text:style-name="T1"> </text:span>it<text:span text:style-name="T1"> </text:span>was<text:span text:style-name="T1"> </text:span>something<text:span text:style-name="T1"> </text:span>hallowed.<text:span text:style-name="T1"> </text:span>The<text:span text:style-name="T1"> </text:span>sight<text:span text:style-name="T1"> </text:span>alone<text:span text:style-name="T1"> </text:span>gave<text:span text:style-name="T1"> </text:span>Sam<text:span text:style-name="T1"> </text:span>a<text:span text:style-name="T1"> </text:span>chill<text:span text:style-name="T1"> </text:span>down<text:span text:style-name="T1"> </text:span>his<text:span text:style-name="T1"> </text:span>spine.</text:p>
      <text:p text:style-name="P1"><text:span text:style-name="T1">“</text:span>You<text:span text:style-name="T1"> </text:span>can<text:span text:style-name="T1"> </text:span>cut<text:span text:style-name="T1"> </text:span>the<text:span text:style-name="T1"> </text:span>crap,<text:span text:style-name="T1"> </text:span>Bodereau.<text:span text:style-name="T1"> </text:span>The<text:span text:style-name="T1"> </text:span>tribunal<text:span text:style-name="T1"> </text:span>won<text:span text:style-name="T1">’</text:span>t<text:span text:style-name="T1"> </text:span>eat<text:span text:style-name="T1"> </text:span>it<text:span text:style-name="T1"> </text:span>up.<text:span text:style-name="T1"> </text:span>You<text:span text:style-name="T1">’</text:span>ll<text:span text:style-name="T1"> </text:span>get<text:span text:style-name="T1"> </text:span>the<text:span text:style-name="T1"> </text:span>Farm<text:span text:style-name="T1"> </text:span>for<text:span text:style-name="T1"> </text:span>that<text:span text:style-name="T1"> </text:span><text:soft-page-break/>kind<text:span text:style-name="T1"> </text:span>of<text:span text:style-name="T1"> </text:span>bullshit,<text:span text:style-name="T1"> </text:span>not<text:span text:style-name="T1"> </text:span>a<text:span text:style-name="T1"> </text:span>discharge.<text:span text:style-name="T1">”</text:span></text:p>
      <text:p text:style-name="P1"><text:span text:style-name="T1">“</text:span>I<text:span text:style-name="T1"> </text:span>can<text:span text:style-name="T1"> </text:span>hear<text:span text:style-name="T1"> </text:span>them,<text:span text:style-name="T1"> </text:span>Sam.<text:span text:style-name="T1"> </text:span>They<text:span text:style-name="T1">’</text:span>re<text:span text:style-name="T1"> </text:span>wonderful.<text:span text:style-name="T1"> </text:span>They<text:span text:style-name="T1">’</text:span>re<text:span text:style-name="T1"> </text:span>so<text:span text:style-name="T1"> </text:span>vibrant.<text:span text:style-name="T1"> </text:span>So<text:span text:style-name="T1"> </text:span>real.<text:span text:style-name="T1">”</text:span></text:p>
      <text:p text:style-name="P1"><text:span text:style-name="T1"><text:s/></text:span>Sam<text:span text:style-name="T1"> </text:span>dropped<text:span text:style-name="T1"> </text:span>his<text:span text:style-name="T1"> </text:span>cigarette<text:span text:style-name="T1"> </text:span>and<text:span text:style-name="T1"> </text:span>put<text:span text:style-name="T1"> </text:span>it<text:span text:style-name="T1"> </text:span>out.<text:span text:style-name="T1"> </text:span>He<text:span text:style-name="T1"> </text:span>walked<text:span text:style-name="T1"> </text:span>towards<text:span text:style-name="T1"> </text:span>Bodereau,<text:span text:style-name="T1"> </text:span>his<text:span text:style-name="T1"> </text:span>expression<text:span text:style-name="T1"> </text:span>a<text:span text:style-name="T1"> </text:span>mix<text:span text:style-name="T1"> </text:span>of<text:span text:style-name="T1"> </text:span>anger<text:span text:style-name="T1"> </text:span>and<text:span text:style-name="T1"> </text:span>worry,<text:span text:style-name="T1"> </text:span>the<text:span text:style-name="T1"> </text:span>grin<text:span text:style-name="T1"> </text:span>extinguished.</text:p>
      <text:p text:style-name="P1"><text:span text:style-name="T1">“</text:span>Bodereau,<text:span text:style-name="T1"> </text:span>what<text:span text:style-name="T1"> </text:span>the<text:span text:style-name="T1"> </text:span>fuck?<text:span text:style-name="T1"> </text:span>Snap<text:span text:style-name="T1"> </text:span>out<text:span text:style-name="T1"> </text:span>of<text:span text:style-name="T1"> </text:span>it.<text:span text:style-name="T1"> </text:span>Are<text:span text:style-name="T1"> </text:span>you<text:span text:style-name="T1"> </text:span>on<text:span text:style-name="T1"> </text:span>something?<text:span text:style-name="T1"> </text:span>It<text:span text:style-name="T1">’</text:span>s<text:span text:style-name="T1"> </text:span>bad<text:span text:style-name="T1"> </text:span>enough<text:span text:style-name="T1"> </text:span>with<text:span text:style-name="T1"> </text:span>the<text:span text:style-name="T1"> </text:span>drinking,<text:span text:style-name="T1"> </text:span>don<text:span text:style-name="T1">’</text:span>t<text:span text:style-name="T1"> </text:span>tell<text:span text:style-name="T1"> </text:span>me<text:span text:style-name="T1"> </text:span>you<text:span text:style-name="T1"> </text:span>started<text:span text:style-name="T1"> </text:span>doing<text:span text:style-name="T1"> </text:span>trippers<text:span text:style-name="T1"> </text:span>or<text:span text:style-name="T1"> </text:span>sky<text:span text:style-name="T1"> </text:span>now.<text:span text:style-name="T1"> </text:span>Hey,<text:span text:style-name="T1"> </text:span>man.<text:span text:style-name="T1"> </text:span>Look<text:span text:style-name="T1"> </text:span>at<text:span text:style-name="T1"> </text:span>me<text:span text:style-name="T1"> </text:span>when<text:span text:style-name="T1"> </text:span>I<text:span text:style-name="T1">’</text:span>m<text:span text:style-name="T1"> </text:span>talking<text:span text:style-name="T1"> </text:span>to<text:span text:style-name="T1"> </text:span>you!<text:span text:style-name="T1">”</text:span></text:p>
      <text:p text:style-name="P1">Bodereau<text:span text:style-name="T1"> </text:span>did<text:span text:style-name="T1"> </text:span>not<text:span text:style-name="T1"> </text:span>turn<text:span text:style-name="T1"> </text:span>to<text:span text:style-name="T1"> </text:span>face<text:span text:style-name="T1"> </text:span>Sam.<text:span text:style-name="T1"> </text:span>Nor<text:span text:style-name="T1"> </text:span>did<text:span text:style-name="T1"> </text:span>he<text:span text:style-name="T1"> </text:span>stop<text:span text:style-name="T1"> </text:span>his<text:span text:style-name="T1"> </text:span>weird<text:span text:style-name="T1"> </text:span>show<text:span text:style-name="T1"> </text:span>of<text:span text:style-name="T1"> </text:span>adoration<text:span text:style-name="T1"> </text:span>towards<text:span text:style-name="T1"> </text:span>the<text:span text:style-name="T1"> </text:span>box.<text:span text:style-name="T1"> </text:span>Sam<text:span text:style-name="T1"> </text:span>still<text:span text:style-name="T1"> </text:span>felt<text:span text:style-name="T1"> </text:span>he<text:span text:style-name="T1"> </text:span>was<text:span text:style-name="T1"> </text:span>looking<text:span text:style-name="T1"> </text:span>at<text:span text:style-name="T1"> </text:span>a<text:span text:style-name="T1"> </text:span>bad<text:span text:style-name="T1"> </text:span>practical<text:span text:style-name="T1"> </text:span>joke.<text:span text:style-name="T1"> </text:span>Bodereau<text:span text:style-name="T1"> </text:span>became<text:span text:style-name="T1"> </text:span>ever<text:span text:style-name="T1"> </text:span>more<text:span text:style-name="T1"> </text:span>attractede<text:span text:style-name="T1"> </text:span>to<text:span text:style-name="T1"> </text:span>the<text:span text:style-name="T1"> </text:span>box,<text:span text:style-name="T1"> </text:span>almost<text:span text:style-name="T1"> </text:span>hugging<text:span text:style-name="T1"> </text:span>it<text:span text:style-name="T1"> </text:span>now.<text:span text:style-name="T1"> </text:span>Sam<text:span text:style-name="T1"> </text:span>took<text:span text:style-name="T1"> </text:span>a<text:span text:style-name="T1"> </text:span>deep<text:span text:style-name="T1"> </text:span>breath<text:span text:style-name="T1"> </text:span>and<text:span text:style-name="T1"> </text:span>punched<text:span text:style-name="T1"> </text:span>him<text:span text:style-name="T1"> </text:span>on<text:span text:style-name="T1"> </text:span>the<text:span text:style-name="T1"> </text:span>face.<text:span text:style-name="T1"> </text:span>Bodereau<text:span text:style-name="T1"> </text:span>calmly<text:span text:style-name="T1"> </text:span>took<text:span text:style-name="T1"> </text:span>the<text:span text:style-name="T1"> </text:span>hit,<text:span text:style-name="T1"> </text:span>and<text:span text:style-name="T1"> </text:span>started<text:span text:style-name="T1"> </text:span>mumbling.<text:span text:style-name="T1"> </text:span>His<text:span text:style-name="T1"> </text:span>eyes<text:span text:style-name="T1"> </text:span>had<text:span text:style-name="T1"> </text:span>now<text:span text:style-name="T1"> </text:span>taken<text:span text:style-name="T1"> </text:span>an<text:span text:style-name="T1"> </text:span>otherworldly<text:span text:style-name="T1"> </text:span>gleem,<text:span text:style-name="T1"> </text:span>their<text:span text:style-name="T1"> </text:span>focus<text:span text:style-name="T1"> </text:span>somewhere<text:span text:style-name="T1"> </text:span>beyond<text:span text:style-name="T1"> </text:span>the<text:span text:style-name="T1"> </text:span>walls<text:span text:style-name="T1"> </text:span>of<text:span text:style-name="T1"> </text:span>the<text:span text:style-name="T1"> </text:span>emporium.<text:span text:style-name="T1"> </text:span>Sam<text:span text:style-name="T1"> </text:span>was<text:span text:style-name="T1"> </text:span>now<text:span text:style-name="T1"> </text:span>starting<text:span text:style-name="T1"> </text:span>to<text:span text:style-name="T1"> </text:span>worry.<text:span text:style-name="T1"> </text:span>In<text:span text:style-name="T1"> </text:span>fact,<text:span text:style-name="T1"> </text:span>he<text:span text:style-name="T1"> </text:span>felt<text:span text:style-name="T1"> </text:span>an<text:span text:style-name="T1"> </text:span>uncanny<text:span text:style-name="T1"> </text:span>sensation<text:span text:style-name="T1"> </text:span>of<text:span text:style-name="T1"> </text:span>fear<text:span text:style-name="T1"> </text:span>across<text:span text:style-name="T1"> </text:span>his<text:span text:style-name="T1"> </text:span>spine.<text:span text:style-name="T1"> </text:span>He<text:span text:style-name="T1"> </text:span>took<text:span text:style-name="T1"> </text:span>a<text:span text:style-name="T1"> </text:span>step<text:span text:style-name="T1"> </text:span>back<text:span text:style-name="T1"> </text:span>before<text:span text:style-name="T1"> </text:span>touching<text:span text:style-name="T1"> </text:span>his<text:span text:style-name="T1"> </text:span>armband<text:span text:style-name="T1">’</text:span>s<text:span text:style-name="T1"> </text:span>interface.</text:p>
      <text:p text:style-name="P1">He<text:span text:style-name="T1"> </text:span>quickly<text:span text:style-name="T1"> </text:span>selected<text:span text:style-name="T1"> </text:span>the<text:span text:style-name="T1"> </text:span>Emergency<text:span text:style-name="T1"> </text:span>tab,<text:span text:style-name="T1"> </text:span>and<text:span text:style-name="T1"> </text:span>then<text:span text:style-name="T1"> </text:span>brought<text:span text:style-name="T1"> </text:span>up<text:span text:style-name="T1"> </text:span>the<text:span text:style-name="T1"> </text:span>Officer<text:span text:style-name="T1"> </text:span>Assistance<text:span text:style-name="T1"> </text:span>dialog.<text:span text:style-name="T1"> </text:span>He<text:span text:style-name="T1"> </text:span>selected<text:span text:style-name="T1"> </text:span>two<text:span text:style-name="T1"> </text:span>enforcer<text:span text:style-name="T1"> </text:span>droids<text:span text:style-name="T1"> </text:span>and<text:span text:style-name="T1"> </text:span>a<text:span text:style-name="T1"> </text:span>class-II<text:span text:style-name="T1"> </text:span>medbot,<text:span text:style-name="T1"> </text:span>complete<text:span text:style-name="T1"> </text:span>with<text:span text:style-name="T1"> </text:span>table<text:span text:style-name="T1"> </text:span>and<text:span text:style-name="T1"> </text:span>restraining<text:span text:style-name="T1"> </text:span>harness.<text:span text:style-name="T1"> </text:span>This<text:span text:style-name="T1"> </text:span>was<text:span text:style-name="T1"> </text:span>not<text:span text:style-name="T1"> </text:span>an<text:span text:style-name="T1"> </text:span>act,<text:span text:style-name="T1"> </text:span>he<text:span text:style-name="T1"> </text:span>now<text:span text:style-name="T1"> </text:span>knew.<text:span text:style-name="T1"> </text:span>Bodereau<text:span text:style-name="T1"> </text:span>seemed<text:span text:style-name="T1"> </text:span>to<text:span text:style-name="T1"> </text:span>have<text:span text:style-name="T1"> </text:span>snapped<text:span text:style-name="T1"> </text:span>like<text:span text:style-name="T1"> </text:span>a<text:span text:style-name="T1"> </text:span>twig,<text:span text:style-name="T1"> </text:span>in<text:span text:style-name="T1"> </text:span>the<text:span text:style-name="T1"> </text:span>blink<text:span text:style-name="T1"> </text:span>of<text:span text:style-name="T1"> </text:span>an<text:span text:style-name="T1"> </text:span>eye.<text:span text:style-name="T1"> </text:span>Perhaps<text:span text:style-name="T1"> </text:span>it<text:span text:style-name="T1"> </text:span>shouldn<text:span text:style-name="T1">’</text:span>t<text:span text:style-name="T1"> </text:span>come<text:span text:style-name="T1"> </text:span>as<text:span text:style-name="T1"> </text:span>a<text:span text:style-name="T1"> </text:span>shock,<text:span text:style-name="T1"> </text:span>with<text:span text:style-name="T1"> </text:span>all<text:span text:style-name="T1"> </text:span>of<text:span text:style-name="T1"> </text:span>Bodereau<text:span text:style-name="T1">’</text:span>s<text:span text:style-name="T1"> </text:span>history<text:span text:style-name="T1"> </text:span>and<text:span text:style-name="T1"> </text:span>psych<text:span text:style-name="T1"> </text:span>profile.<text:span text:style-name="T1"> </text:span>But<text:span text:style-name="T1"> </text:span>to<text:span text:style-name="T1"> </text:span>see<text:span text:style-name="T1"> </text:span>a<text:span text:style-name="T1"> </text:span>man<text:span text:style-name="T1"> </text:span>break<text:span text:style-name="T1"> </text:span>down<text:span text:style-name="T1"> </text:span>just<text:span text:style-name="T1"> </text:span>like<text:span text:style-name="T1"> </text:span>that,<text:span text:style-name="T1"> </text:span>was<text:span text:style-name="T1"> </text:span>enlightening.</text:p>
      <text:p text:style-name="P1">Sam<text:span text:style-name="T1"> </text:span>felt<text:span text:style-name="T1"> </text:span>a<text:span text:style-name="T1"> </text:span>sadness<text:span text:style-name="T1"> </text:span>and<text:span text:style-name="T1"> </text:span>pity<text:span text:style-name="T1"> </text:span>he<text:span text:style-name="T1"> </text:span>did<text:span text:style-name="T1"> </text:span>not<text:span text:style-name="T1"> </text:span>think<text:span text:style-name="T1"> </text:span>himself<text:span text:style-name="T1"> </text:span>capable<text:span text:style-name="T1"> </text:span>of.<text:span text:style-name="T1"> </text:span>Then,<text:span text:style-name="T1"> </text:span>as<text:span text:style-name="T1"> </text:span>he<text:span text:style-name="T1"> </text:span>stood<text:span text:style-name="T1"> </text:span>there,<text:span text:style-name="T1"> </text:span>near<text:span text:style-name="T1"> </text:span>the<text:span text:style-name="T1"> </text:span>mumbling,<text:span text:style-name="T1"> </text:span>hunched<text:span text:style-name="T1"> </text:span>form<text:span text:style-name="T1"> </text:span>of<text:span text:style-name="T1"> </text:span>Detective<text:span text:style-name="T1"> </text:span>Bodereau,<text:span text:style-name="T1"> </text:span>he<text:span text:style-name="T1"> </text:span>heard<text:span text:style-name="T1"> </text:span>a<text:span text:style-name="T1"> </text:span>voice.<text:span text:style-name="T1"> </text:span>It<text:span text:style-name="T1"> </text:span>was<text:span text:style-name="T1"> </text:span>the<text:span text:style-name="T1"> </text:span>voice<text:span text:style-name="T1"> </text:span>of<text:span text:style-name="T1"> </text:span>an<text:span text:style-name="T1"> </text:span>angel,<text:span text:style-name="T1"> </text:span>or<text:span text:style-name="T1"> </text:span>perhaps<text:span text:style-name="T1"> </text:span>the<text:span text:style-name="T1"> </text:span>voice<text:span text:style-name="T1"> </text:span>of<text:span text:style-name="T1"> </text:span>the<text:span text:style-name="T1"> </text:span>heavens.<text:span text:style-name="T1"> </text:span>It<text:span text:style-name="T1"> </text:span>was<text:span text:style-name="T1"> </text:span>a<text:span text:style-name="T1"> </text:span>sweet<text:span text:style-name="T1"> </text:span>melody,<text:span text:style-name="T1"> </text:span>not<text:span text:style-name="T1"> </text:span>a<text:span text:style-name="T1"> </text:span>voice.<text:span text:style-name="T1"> </text:span>There<text:span text:style-name="T1"> </text:span>were<text:span text:style-name="T1"> </text:span>no<text:span text:style-name="T1"> </text:span>words,<text:span text:style-name="T1"> </text:span>only<text:span text:style-name="T1"> </text:span>chords<text:span text:style-name="T1"> </text:span>of<text:span text:style-name="T1"> </text:span>blissful<text:span text:style-name="T1"> </text:span>sounds.<text:span text:style-name="T1"> </text:span>It<text:span text:style-name="T1"> </text:span>was<text:span text:style-name="T1"> </text:span>like<text:span text:style-name="T1"> </text:span>everything<text:span text:style-name="T1"> </text:span>around<text:span text:style-name="T1"> </text:span>him<text:span text:style-name="T1"> </text:span>vibrated<text:span text:style-name="T1"> </text:span>with<text:span text:style-name="T1"> </text:span>music.<text:span text:style-name="T1"> </text:span>He<text:span text:style-name="T1"> </text:span>could<text:span text:style-name="T1"> </text:span>still<text:span text:style-name="T1"> </text:span>see<text:span text:style-name="T1"> </text:span>Bodereau<text:span text:style-name="T1"> </text:span>hugging<text:span text:style-name="T1"> </text:span>the<text:span text:style-name="T1"> </text:span>box<text:span text:style-name="T1"> </text:span>as<text:span text:style-name="T1"> </text:span>if<text:span text:style-name="T1"> </text:span>they<text:span text:style-name="T1"> </text:span>were<text:span text:style-name="T1"> </text:span>lovers,<text:span text:style-name="T1"> </text:span>his<text:span text:style-name="T1"> </text:span>lips<text:span text:style-name="T1"> </text:span>moving<text:span text:style-name="T1"> </text:span>endlessly<text:span text:style-name="T1"> </text:span>to<text:span text:style-name="T1"> </text:span>a<text:span text:style-name="T1"> </text:span>rhythm<text:span text:style-name="T1"> </text:span>that<text:span text:style-name="T1"> </text:span>now<text:span text:style-name="T1"> </text:span>Sam<text:span text:style-name="T1"> </text:span>could<text:span text:style-name="T1"> </text:span>understand.</text:p>
      <text:p text:style-name="P1">It<text:span text:style-name="T1"> </text:span>was<text:span text:style-name="T1"> </text:span>joyous.<text:span text:style-name="T1"> </text:span>It<text:span text:style-name="T1"> </text:span>was<text:span text:style-name="T1"> </text:span>an<text:span text:style-name="T1"> </text:span>answer.<text:span text:style-name="T1"> </text:span>The<text:span text:style-name="T1"> </text:span>answer<text:span text:style-name="T1"> </text:span>to<text:span text:style-name="T1"> </text:span>everything.<text:span text:style-name="T1"> </text:span>It<text:span text:style-name="T1"> </text:span>felt<text:span text:style-name="T1"> </text:span>like<text:span text:style-name="T1"> </text:span>everything<text:span text:style-name="T1"> </text:span>could<text:span text:style-name="T1"> </text:span>be<text:span text:style-name="T1"> </text:span>explained,<text:span text:style-name="T1"> </text:span>that<text:span text:style-name="T1"> </text:span>everything<text:span text:style-name="T1"> </text:span>could<text:span text:style-name="T1"> </text:span>have<text:span text:style-name="T1"> </text:span>an<text:span text:style-name="T1"> </text:span>absolute,<text:span text:style-name="T1"> </text:span>infallible<text:span text:style-name="T1"> </text:span>meaning.<text:span text:style-name="T1"> </text:span>The<text:span text:style-name="T1"> </text:span>sensation<text:span text:style-name="T1"> </text:span>of<text:span text:style-name="T1"> </text:span>wonder<text:span text:style-name="T1"> </text:span>was<text:span text:style-name="T1"> </text:span>mind-numbing.<text:span text:style-name="T1"> </text:span>Sam<text:span text:style-name="T1"> </text:span>could<text:span text:style-name="T1"> </text:span>now<text:span text:style-name="T1"> </text:span>see<text:span text:style-name="T1"> </text:span>more<text:span text:style-name="T1"> </text:span>clearly<text:span text:style-name="T1"> </text:span>than<text:span text:style-name="T1"> </text:span>ever.<text:span text:style-name="T1"> </text:span>He<text:span text:style-name="T1"> </text:span>could<text:span text:style-name="T1"> </text:span>now<text:span text:style-name="T1"> </text:span>feel<text:span text:style-name="T1"> </text:span>everything<text:span text:style-name="T1"> </text:span>in<text:span text:style-name="T1"> </text:span>dizzying<text:span text:style-name="T1"> </text:span>detail.<text:span text:style-name="T1"> </text:span>A<text:span text:style-name="T1"> </text:span>cosmic<text:span text:style-name="T1"> </text:span>awareness<text:span text:style-name="T1"> </text:span>seemed<text:span text:style-name="T1"> </text:span>to<text:span text:style-name="T1"> </text:span>envelop<text:span text:style-name="T1"> </text:span>him,<text:span text:style-name="T1"> </text:span>and<text:span text:style-name="T1"> </text:span>caress<text:span text:style-name="T1"> </text:span>his<text:span text:style-name="T1"> </text:span>heart<text:span text:style-name="T1"> </text:span>and<text:span text:style-name="T1"> </text:span>mind<text:span text:style-name="T1"> </text:span>like<text:span text:style-name="T1"> </text:span>only<text:span text:style-name="T1"> </text:span>a<text:span text:style-name="T1"> </text:span>mother<text:span text:style-name="T1"> </text:span>would<text:span text:style-name="T1"> </text:span>know<text:span text:style-name="T1"> </text:span>how.</text:p>
      <text:p text:style-name="P1">Then<text:span text:style-name="T1"> </text:span>he<text:span text:style-name="T1"> </text:span>heard<text:span text:style-name="T1"> </text:span>a<text:span text:style-name="T1"> </text:span>clear<text:span text:style-name="T1"> </text:span>voice,<text:span text:style-name="T1"> </text:span>bright<text:span text:style-name="T1"> </text:span>and<text:span text:style-name="T1"> </text:span>mellow<text:span text:style-name="T1"> </text:span>like<text:span text:style-name="T1"> </text:span>the<text:span text:style-name="T1"> </text:span>sun:</text:p>
      <text:p text:style-name="P1"><text:span text:style-name="T1">“</text:span>Will<text:span text:style-name="T1"> </text:span>you<text:span text:style-name="T1"> </text:span>have<text:span text:style-name="T1"> </text:span>us?<text:span text:style-name="T1">”</text:span></text:p>
      <text:p text:style-name="P1">Sam<text:span text:style-name="T1"> </text:span>felt<text:span text:style-name="T1"> </text:span>tears<text:span text:style-name="T1"> </text:span>of<text:span text:style-name="T1"> </text:span>running<text:span text:style-name="T1"> </text:span>down<text:span text:style-name="T1"> </text:span>his<text:span text:style-name="T1"> </text:span>cheeks,<text:span text:style-name="T1"> </text:span>like<text:span text:style-name="T1"> </text:span>icy<text:span text:style-name="T1"> </text:span>rivulets<text:span text:style-name="T1"> </text:span>on<text:span text:style-name="T1"> </text:span>desert<text:span text:style-name="T1"> </text:span>bedrock.<text:span text:style-name="T1"> </text:span>He<text:span text:style-name="T1"> </text:span>still<text:span text:style-name="T1"> </text:span>possessed<text:span text:style-name="T1"> </text:span>a<text:span text:style-name="T1"> </text:span>clarity<text:span text:style-name="T1"> </text:span>of<text:span text:style-name="T1"> </text:span>mind<text:span text:style-name="T1"> </text:span>and<text:span text:style-name="T1"> </text:span>self<text:span text:style-name="T1"> </text:span>to<text:span text:style-name="T1"> </text:span>ask<text:span text:style-name="T1"> </text:span>in<text:span text:style-name="T1"> </text:span>his<text:span text:style-name="T1"> </text:span>mind:</text:p>
      <text:p text:style-name="P1"><text:span text:style-name="T1">“</text:span>What<text:span text:style-name="T1"> </text:span>about<text:span text:style-name="T1"> </text:span>Bodereau?<text:span text:style-name="T1"> </text:span>What<text:span text:style-name="T1"> </text:span>about<text:span text:style-name="T1"> </text:span>me?<text:span text:style-name="T1">”</text:span></text:p>
      <text:p text:style-name="P1">The<text:span text:style-name="T1"> </text:span>voice<text:span text:style-name="T1"> </text:span>then<text:span text:style-name="T1"> </text:span>spoke<text:span text:style-name="T1"> </text:span>with<text:span text:style-name="T1"> </text:span>a<text:span text:style-name="T1"> </text:span>timbre<text:span text:style-name="T1"> </text:span>that<text:span text:style-name="T1"> </text:span>could<text:span text:style-name="T1"> </text:span>noone<text:span text:style-name="T1"> </text:span>could<text:span text:style-name="T1"> </text:span>resist<text:span text:style-name="T1"> </text:span>to<text:span text:style-name="T1"> </text:span>hear<text:span text:style-name="T1"> </text:span>in<text:span text:style-name="T1"> </text:span>awe<text:span text:style-name="T1"> </text:span>and<text:span text:style-name="T1"> </text:span>tearful<text:span text:style-name="T1"> </text:span>marvel:</text:p>
      <text:p text:style-name="P1"><text:span text:style-name="T1">“</text:span>He<text:span text:style-name="T1"> </text:span>is<text:span text:style-name="T1"> </text:span>spent.<text:span text:style-name="T1"> </text:span>You<text:span text:style-name="T1"> </text:span>are<text:span text:style-name="T1"> </text:span>not.<text:span text:style-name="T1"> </text:span>Will<text:span text:style-name="T1"> </text:span>you<text:span text:style-name="T1"> </text:span>have<text:span text:style-name="T1"> </text:span>us?<text:span text:style-name="T1">”</text:span></text:p>
      <text:p text:style-name="P1">Sam<text:span text:style-name="T1"> </text:span>closed<text:span text:style-name="T1"> </text:span>his<text:span text:style-name="T1"> </text:span>eyes<text:span text:style-name="T1"> </text:span>and<text:span text:style-name="T1"> </text:span>accepted,<text:span text:style-name="T1"> </text:span>in<text:span text:style-name="T1"> </text:span>what<text:span text:style-name="T1"> </text:span>he<text:span text:style-name="T1"> </text:span>believed<text:span text:style-name="T1"> </text:span>was<text:span text:style-name="T1"> </text:span>his<text:span text:style-name="T1"> </text:span>last<text:span text:style-name="T1"> </text:span>act<text:span text:style-name="T1"> </text:span>of<text:span text:style-name="T1"> </text:span>free<text:span text:style-name="T1"> </text:span>will.<text:span text:style-name="T1"> </text:span>He<text:span text:style-name="T1"> </text:span>knew<text:span text:style-name="T1"> </text:span>then,<text:span text:style-name="T1"> </text:span>he<text:span text:style-name="T1"> </text:span>had<text:span text:style-name="T1"> </text:span>no<text:span text:style-name="T1"> </text:span>other<text:span text:style-name="T1"> </text:span>choice.<text:span text:style-name="T1"> </text:span>As<text:span text:style-name="T1"> </text:span>the<text:span text:style-name="T1"> </text:span>enforcer<text:span text:style-name="T1"> </text:span>droids<text:span text:style-name="T1"> </text:span>entered<text:span text:style-name="T1"> </text:span>the<text:span text:style-name="T1"> </text:span>emporium<text:span text:style-name="T1"> </text:span>with<text:span text:style-name="T1"> </text:span>the<text:span text:style-name="T1"> </text:span>medbot<text:span text:style-name="T1"> </text:span>in<text:span text:style-name="T1"> </text:span>their<text:span text:style-name="T1"> </text:span>trail,<text:span text:style-name="T1"> </text:span>Sam<text:span text:style-name="T1"> </text:span>disappeared<text:span text:style-name="T1"> </text:span>as<text:span text:style-name="T1"> </text:span>if<text:span text:style-name="T1"> </text:span>he<text:span text:style-name="T1"> </text:span>had<text:span text:style-name="T1"> </text:span>never<text:span text:style-name="T1"> </text:span>been<text:span text:style-name="T1"> </text:span>there,<text:span text:style-name="T1"> </text:span>as<text:span text:style-name="T1"> </text:span>if<text:span text:style-name="T1"> </text:span>he<text:span text:style-name="T1"> </text:span>was<text:span text:style-name="T1"> </text:span>less<text:span text:style-name="T1"> </text:span>than<text:span text:style-name="T1"> </text:span>a<text:span text:style-name="T1"> </text:span>mere<text:span text:style-name="T1"> </text:span>illusion.<text:span text:style-name="T1"> </text:span>Along<text:span text:style-name="T1"> </text:span>with<text:span text:style-name="T1"> </text:span>the<text:span text:style-name="T1"> </text:span>box.</text:p>
      <text:p text:style-name="P1">The<text:span text:style-name="T1"> </text:span>small<text:span text:style-name="T1"> </text:span>device<text:span text:style-name="T1"> </text:span>the<text:span text:style-name="T1"> </text:span>three<text:span text:style-name="T1"> </text:span>men<text:span text:style-name="T1"> </text:span>had<text:span text:style-name="T1"> </text:span>left<text:span text:style-name="T1"> </text:span>behind<text:span text:style-name="T1"> </text:span>gave<text:span text:style-name="T1"> </text:span>a<text:span text:style-name="T1"> </text:span>flash<text:span text:style-name="T1"> </text:span>of<text:span text:style-name="T1"> </text:span>light,<text:span text:style-name="T1"> </text:span>but<text:span text:style-name="T1"> </text:span>the<text:span text:style-name="T1"> </text:span>droids<text:span text:style-name="T1">’ </text:span>advanced<text:span text:style-name="T1"> </text:span>sensors<text:span text:style-name="T1"> </text:span>registered<text:span text:style-name="T1"> </text:span>nothing.<text:span text:style-name="T1"> </text:span>And<text:span text:style-name="T1"> </text:span>then<text:span text:style-name="T1"> </text:span>a<text:span text:style-name="T1"> </text:span>stream<text:span text:style-name="T1"> </text:span>of<text:span text:style-name="T1"> </text:span>high-energy<text:span text:style-name="T1"> </text:span>particles<text:span text:style-name="T1"> </text:span>ensued<text:span text:style-name="T1"> </text:span>before<text:span text:style-name="T1"> </text:span>the<text:span text:style-name="T1"> </text:span>orbital<text:span text:style-name="T1"> </text:span>was<text:span text:style-name="T1"> </text:span>obliterated,<text:span text:style-name="T1"> </text:span>turning<text:span text:style-name="T1"> </text:span>into<text:span text:style-name="T1"> </text:span>a<text:span text:style-name="T1"> </text:span>cloud<text:span text:style-name="T1"> </text:span>of<text:span text:style-name="T1"> </text:span>ionized<text:span text:style-name="T1"> </text:span>plasma.<text:span text:style-name="T1"> </text:span>The<text:span text:style-name="T1"> </text:span>death<text:span text:style-name="T1"> </text:span>shriek<text:span text:style-name="T1"> </text:span>of<text:span text:style-name="T1"> </text:span>a<text:span text:style-name="T1"> </text:span>small<text:span text:style-name="T1"> </text:span>star<text:span text:style-name="T1"> </text:span>in<text:span text:style-name="T1"> </text:span>the<text:span text:style-name="T1"> </text:span>sky.</text:p>
      <text:p text:style-name="P1">Sam<text:span text:style-name="T1"> </text:span>looked<text:span text:style-name="T1"> </text:span>up<text:span text:style-name="T1"> </text:span>into<text:span text:style-name="T1"> </text:span>the<text:span text:style-name="T1"> </text:span>bright<text:span text:style-name="T1"> </text:span>mauve<text:span text:style-name="T1"> </text:span>sky,<text:span text:style-name="T1"> </text:span>and<text:span text:style-name="T1"> </text:span>saw<text:span text:style-name="T1"> </text:span>the<text:span text:style-name="T1"> </text:span>small<text:span text:style-name="T1"> </text:span>cloud<text:span text:style-name="T1"> </text:span>hanging<text:span text:style-name="T1"> </text:span>like<text:span text:style-name="T1"> </text:span>an<text:span text:style-name="T1"> </text:span>iridiscent<text:span text:style-name="T1"> </text:span>pearl,<text:span text:style-name="T1"> </text:span>shining<text:span text:style-name="T1"> </text:span>with<text:span text:style-name="T1"> </text:span>an<text:span text:style-name="T1"> </text:span>ever<text:span text:style-name="T1"> </text:span>diminishing<text:span text:style-name="T1"> </text:span>glow,<text:span text:style-name="T1"> </text:span>until<text:span text:style-name="T1"> </text:span>nothing<text:span text:style-name="T1"> </text:span>but<text:span text:style-name="T1"> </text:span>a<text:span text:style-name="T1"> </text:span>faint,<text:span text:style-name="T1"> </text:span>hazy<text:span text:style-name="T1"> </text:span>shadow<text:span text:style-name="T1"> </text:span>remained.<text:span text:style-name="T1"> </text:span>It<text:span text:style-name="T1"> </text:span>was<text:span text:style-name="T1"> </text:span>still<text:span text:style-name="T1"> </text:span>him,<text:span text:style-name="T1"> </text:span>he<text:span text:style-name="T1"> </text:span>thought.<text:span text:style-name="T1"> </text:span>And<text:span text:style-name="T1"> </text:span>then<text:span text:style-name="T1"> </text:span>he<text:span text:style-name="T1"> </text:span>heard<text:span text:style-name="T1"> </text:span>the<text:span text:style-name="T1"> </text:span>voice<text:span text:style-name="T1"> </text:span>once<text:span text:style-name="T1"> </text:span>again,<text:span text:style-name="T1"> </text:span>crystal<text:span text:style-name="T1"> </text:span>clear,<text:span text:style-name="T1"> </text:span>and<text:span text:style-name="T1"> </text:span>much<text:span text:style-name="T1"> </text:span>less<text:span text:style-name="T1"> </text:span>monumentally<text:span text:style-name="T1"> </text:span>awe-inspiring:</text:p>
      <text:p text:style-name="P1"><text:span text:style-name="T1">“</text:span>Welcome<text:span text:style-name="T1"> </text:span>to<text:span text:style-name="T1"> </text:span>the<text:span text:style-name="T1"> </text:span>Exchange,<text:span text:style-name="T1"> </text:span>Sam.<text:span text:style-name="T1">”</text:span></text:p>
      <text:p text:style-name="P1">He<text:span text:style-name="T1"> </text:span>talked<text:span text:style-name="T1"> </text:span>to<text:span text:style-name="T1"> </text:span>himself<text:span text:style-name="T1"> </text:span>then,<text:span text:style-name="T1"> </text:span>feeling<text:span text:style-name="T1"> </text:span>a<text:span text:style-name="T1"> </text:span>strange<text:span text:style-name="T1"> </text:span>serenity,<text:span text:style-name="T1"> </text:span>as<text:span text:style-name="T1"> </text:span>if<text:span text:style-name="T1"> </text:span>a<text:span text:style-name="T1"> </text:span>huge<text:span text:style-name="T1"> </text:span>burden<text:span text:style-name="T1"> </text:span>had<text:span text:style-name="T1"> </text:span>been<text:span text:style-name="T1"> </text:span>lifted<text:span text:style-name="T1"> </text:span>off<text:span text:style-name="T1"> </text:span><text:soft-page-break/>his<text:span text:style-name="T1"> </text:span>shoulders:</text:p>
      <text:p text:style-name="P1"><text:span text:style-name="T1">“</text:span>What<text:span text:style-name="T1"> </text:span>now?<text:span text:style-name="T1">”</text:span></text:p>
      <text:p text:style-name="P1">If<text:span text:style-name="T1"> </text:span>the<text:span text:style-name="T1"> </text:span>voice<text:span text:style-name="T1"> </text:span>could<text:span text:style-name="T1"> </text:span>have<text:span text:style-name="T1"> </text:span>been<text:span text:style-name="T1"> </text:span>the<text:span text:style-name="T1"> </text:span>voice<text:span text:style-name="T1"> </text:span>of<text:span text:style-name="T1"> </text:span>a<text:span text:style-name="T1"> </text:span>man,<text:span text:style-name="T1"> </text:span>the<text:span text:style-name="T1"> </text:span>man<text:span text:style-name="T1"> </text:span>would<text:span text:style-name="T1"> </text:span>have<text:span text:style-name="T1"> </text:span>been<text:span text:style-name="T1"> </text:span>smiling:</text:p>
      <text:p text:style-name="P1"><text:span text:style-name="T1">“</text:span>Now<text:span text:style-name="T1"> </text:span>Sam,<text:span text:style-name="T1"> </text:span>we<text:span text:style-name="T1"> </text:span>walk.<text:span text:style-name="T1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08:48:31.49</meta:creation-date>
    <meta:document-statistic meta:table-count="0" meta:image-count="0" meta:object-count="0" meta:page-count="5" meta:paragraph-count="84" meta:word-count="2670" meta:character-count="15166" meta:non-whitespace-character-count="12578"/>
    <dc:date>2011-12-15T08:49:14.35</dc:date>
    <meta:editing-duration>PT43S</meta:editing-duration>
    <meta:editing-cycles>1</meta:editing-cycles>
    <meta:generator>LibreOffice/3.4$Win32 LibreOffice_project/340m1$Build-302</meta:generator>
  </office:meta>
</office:document-meta>
</file>